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 style:data-style-name="N0"/>
    <style:style style:name="ce3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/>
          <table:table-cell office:value-type="string" calcext:value-type="string">
            <text:p>min-max N</text:p>
          </table:table-cell>
          <table:table-cell office:value-type="string" calcext:value-type="string">
            <text:p>Min-max arred</text:p>
          </table:table-cell>
          <table:table-cell table:number-columns-repeated="2"/>
          <table:table-cell office:value-type="string" calcext:value-type="string">
            <text:p>N corr</text:p>
          </table:table-cell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/>
          <table:table-cell office:value-type="string" calcext:value-type="string">
            <text:p>min-max N</text:p>
          </table:table-cell>
          <table:table-cell office:value-type="string" calcext:value-type="string">
            <text:p>Min-max arred</text:p>
          </table:table-cell>
          <table:table-cell table:number-columns-repeated="3"/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  <table:table-cell table:number-columns-repeated="2"/>
          <table:table-cell office:value-type="string" calcext:value-type="string">
            <text:p>Min-max arred</text:p>
          </table:table-cell>
          <table:table-cell table:number-columns-repeated="2"/>
          <table:table-cell office:value-type="string" calcext:value-type="string">
            <text:p>Duck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2481" calcext:value-type="float">
            <text:p>2481</text:p>
          </table:table-cell>
          <table:table-cell table:formula="of:=[.B2]-[.$A$3]" office:value-type="float" office:value="-10.1599999999999" calcext:value-type="float">
            <text:p>-10.16</text:p>
          </table:table-cell>
          <table:table-cell table:formula="of:=[.C2]/[.$A$5]" office:value-type="float" office:value="-0.227422821975286" calcext:value-type="float">
            <text:p>-0.227422822</text:p>
          </table:table-cell>
          <table:table-cell table:formula="of:=ROUND([.D2]*2)/2" office:value-type="float" office:value="-0" calcext:value-type="float">
            <text:p>0</text:p>
          </table:table-cell>
          <table:table-cell/>
          <table:table-cell table:formula="of:=MIN([.B2:.B51])" office:value-type="float" office:value="2318" calcext:value-type="float">
            <text:p>2318</text:p>
          </table:table-cell>
          <table:table-cell table:formula="of:=MIN([.E2:.E51])" office:value-type="float" office:value="-4" calcext:value-type="float">
            <text:p>-4</text:p>
          </table:table-cell>
          <table:table-cell/>
          <table:table-cell office:value-type="string" calcext:value-type="string">
            <text:p>Média</text:p>
          </table:table-cell>
          <table:table-cell office:value-type="float" office:value="2554.05620860898" calcext:value-type="float">
            <text:p>2554.056208609</text:p>
          </table:table-cell>
          <table:table-cell table:formula="of:=[.K2]-[.$J$3]" office:value-type="float" office:value="-10.9212772847304" calcext:value-type="float">
            <text:p>-10.9212772847</text:p>
          </table:table-cell>
          <table:table-cell table:formula="of:=[.L2]/[.$J$5]" office:value-type="float" office:value="-0.228131793839616" calcext:value-type="float">
            <text:p>-0.2281317938</text:p>
          </table:table-cell>
          <table:table-cell table:formula="of:=ROUND([.M2]*2)/2" office:value-type="float" office:value="-0" calcext:value-type="float">
            <text:p>0</text:p>
          </table:table-cell>
          <table:table-cell/>
          <table:table-cell table:formula="of:=MIN([.K2:.K51])" office:value-type="float" office:value="2379.75564304626" calcext:value-type="float">
            <text:p>2379.7556430463</text:p>
          </table:table-cell>
          <table:table-cell table:formula="of:=MIN([.N2:.N51])" office:value-type="float" office:value="-4" calcext:value-type="float">
            <text:p>-4</text:p>
          </table:table-cell>
          <table:table-cell/>
          <table:table-cell office:value-type="string" calcext:value-type="string">
            <text:p>Média</text:p>
          </table:table-cell>
          <table:table-cell table:formula="of:=ROUND([.K2])" office:value-type="float" office:value="2554" calcext:value-type="float">
            <text:p>2554</text:p>
          </table:table-cell>
          <table:table-cell table:formula="of:=[.T2]-[.$S$3]" office:value-type="float" office:value="-11.04" calcext:value-type="float">
            <text:p>-11.04</text:p>
          </table:table-cell>
          <table:table-cell table:formula="of:=[.U2]/[.$S$5]" office:value-type="float" office:value="-0.233050511589705" calcext:value-type="float">
            <text:p>-0.2330505116</text:p>
          </table:table-cell>
          <table:table-cell table:formula="of:=ROUND([.V2]*2)/2" office:value-type="float" office:value="-0" calcext:value-type="float">
            <text:p>0</text:p>
          </table:table-cell>
          <table:table-cell table:formula="of:=[.W2]-[.N2]" office:value-type="float" office:value="0" calcext:value-type="float">
            <text:p>0</text:p>
          </table:table-cell>
          <table:table-cell/>
          <table:table-cell table:formula="of:=MIN([.W2:.W51])" office:value-type="float" office:value="-4" calcext:value-type="float">
            <text:p>-4</text:p>
          </table:table-cell>
          <table:table-cell table:number-columns-repeated="3"/>
          <table:table-cell office:value-type="float" office:value="2571" calcext:value-type="float">
            <text:p>2571</text:p>
          </table:table-cell>
          <table:table-cell table:formula="of:=[.AD2]-[.$AC$3]" office:value-type="float" office:value="-40.5100000000002" calcext:value-type="float">
            <text:p>-40.51</text:p>
          </table:table-cell>
          <table:table-cell table:formula="of:=[.AE2]/[.$AC$5]" office:value-type="float" office:value="-0.923741218615085" calcext:value-type="float">
            <text:p>-0.9237412186</text:p>
          </table:table-cell>
          <table:table-cell table:formula="of:=ROUND([.AF2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2]-[.AG2]" office:value-type="float" office:value="0" calcext:value-type="float">
            <text:p>0</text:p>
          </table:table-cell>
        </table:table-row>
        <table:table-row table:style-name="ro1">
          <table:table-cell table:formula="of:=AVERAGE([.B2:.B51])" office:value-type="float" office:value="2491.16" calcext:value-type="float">
            <text:p>2491.16</text:p>
          </table:table-cell>
          <table:table-cell office:value-type="float" office:value="2572" calcext:value-type="float">
            <text:p>2572</text:p>
          </table:table-cell>
          <table:table-cell table:formula="of:=[.B3]-[.$A$3]" office:value-type="float" office:value="80.8400000000001" calcext:value-type="float">
            <text:p>80.84</text:p>
          </table:table-cell>
          <table:table-cell table:formula="of:=[.C3]/[.$A$5]" office:value-type="float" office:value="1.80953355595299" calcext:value-type="float">
            <text:p>1.809533556</text:p>
          </table:table-cell>
          <table:table-cell table:formula="of:=ROUND([.D3]*2)/2" office:value-type="float" office:value="2" calcext:value-type="float">
            <text:p>2</text:p>
          </table:table-cell>
          <table:table-cell/>
          <table:table-cell table:formula="of:=MAX([.B2:.B51])" office:value-type="float" office:value="2594" calcext:value-type="float">
            <text:p>2594</text:p>
          </table:table-cell>
          <table:table-cell table:formula="of:=MAX([.E2:.E51])" office:value-type="float" office:value="2.5" calcext:value-type="float">
            <text:p>2.5</text:p>
          </table:table-cell>
          <table:table-cell/>
          <table:table-cell table:formula="of:=AVERAGE([.K2:.K51])" office:value-type="float" office:value="2564.97748589371" calcext:value-type="float">
            <text:p>2564.9774858937</text:p>
          </table:table-cell>
          <table:table-cell office:value-type="float" office:value="2651.71912159778" calcext:value-type="float">
            <text:p>2651.7191215978</text:p>
          </table:table-cell>
          <table:table-cell table:formula="of:=[.K3]-[.$J$3]" office:value-type="float" office:value="86.7416357040697" calcext:value-type="float">
            <text:p>86.7416357041</text:p>
          </table:table-cell>
          <table:table-cell table:formula="of:=[.L3]/[.$J$5]" office:value-type="float" office:value="1.81192404861098" calcext:value-type="float">
            <text:p>1.8119240486</text:p>
          </table:table-cell>
          <table:table-cell table:formula="of:=ROUND([.M3]*2)/2" office:value-type="float" office:value="2" calcext:value-type="float">
            <text:p>2</text:p>
          </table:table-cell>
          <table:table-cell/>
          <table:table-cell table:formula="of:=MAX([.K2:.K51])" office:value-type="float" office:value="2675.36816124704" calcext:value-type="float">
            <text:p>2675.368161247</text:p>
          </table:table-cell>
          <table:table-cell table:formula="of:=MAX([.N2:.N51])" office:value-type="float" office:value="2.5" calcext:value-type="float">
            <text:p>2.5</text:p>
          </table:table-cell>
          <table:table-cell/>
          <table:table-cell table:formula="of:=AVERAGE([.T2:.T51])" office:value-type="float" office:value="2565.04" calcext:value-type="float">
            <text:p>2565.04</text:p>
          </table:table-cell>
          <table:table-cell table:formula="of:=ROUND([.K3])" office:value-type="float" office:value="2652" calcext:value-type="float">
            <text:p>2652</text:p>
          </table:table-cell>
          <table:table-cell table:formula="of:=[.T3]-[.$S$3]" office:value-type="float" office:value="86.96" calcext:value-type="float">
            <text:p>86.96</text:p>
          </table:table-cell>
          <table:table-cell table:formula="of:=[.U3]/[.$S$5]" office:value-type="float" office:value="1.83569497172471" calcext:value-type="float">
            <text:p>1.8356949717</text:p>
          </table:table-cell>
          <table:table-cell table:formula="of:=ROUND([.V3]*2)/2" office:value-type="float" office:value="2" calcext:value-type="float">
            <text:p>2</text:p>
          </table:table-cell>
          <table:table-cell table:formula="of:=[.W3]-[.N3]" office:value-type="float" office:value="0" calcext:value-type="float">
            <text:p>0</text:p>
          </table:table-cell>
          <table:table-cell/>
          <table:table-cell table:formula="of:=MAX([.W2:.W51])" office:value-type="float" office:value="2.5" calcext:value-type="float">
            <text:p>2.5</text:p>
          </table:table-cell>
          <table:table-cell table:number-columns-repeated="2"/>
          <table:table-cell table:formula="of:=AVERAGE([.AD1:.AD101])" office:value-type="float" office:value="2611.51" calcext:value-type="float">
            <text:p>2611.51</text:p>
          </table:table-cell>
          <table:table-cell office:value-type="float" office:value="2604" calcext:value-type="float">
            <text:p>2604</text:p>
          </table:table-cell>
          <table:table-cell table:formula="of:=[.AD3]-[.$AC$3]" office:value-type="float" office:value="-7.51000000000022" calcext:value-type="float">
            <text:p>-7.51</text:p>
          </table:table-cell>
          <table:table-cell table:formula="of:=[.AE3]/[.$AC$5]" office:value-type="float" office:value="-0.171248989182904" calcext:value-type="float">
            <text:p>-0.1712489892</text:p>
          </table:table-cell>
          <table:table-cell table:formula="of:=ROUND([.AF3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3]-[.A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2569" calcext:value-type="float">
            <text:p>2569</text:p>
          </table:table-cell>
          <table:table-cell table:formula="of:=[.B4]-[.$A$3]" office:value-type="float" office:value="77.8400000000002" calcext:value-type="float">
            <text:p>77.84</text:p>
          </table:table-cell>
          <table:table-cell table:formula="of:=[.C4]/[.$A$5]" office:value-type="float" office:value="1.74238114788942" calcext:value-type="float">
            <text:p>1.7423811479</text:p>
          </table:table-cell>
          <table:table-cell table:formula="of:=ROUND([.D4]*2)/2"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Sigma</text:p>
          </table:table-cell>
          <table:table-cell office:value-type="float" office:value="2648.49540723182" calcext:value-type="float">
            <text:p>2648.4954072318</text:p>
          </table:table-cell>
          <table:table-cell table:formula="of:=[.K4]-[.$J$3]" office:value-type="float" office:value="83.5179213381098" calcext:value-type="float">
            <text:p>83.5179213381</text:p>
          </table:table-cell>
          <table:table-cell table:formula="of:=[.L4]/[.$J$5]" office:value-type="float" office:value="1.74458469608294" calcext:value-type="float">
            <text:p>1.7445846961</text:p>
          </table:table-cell>
          <table:table-cell table:formula="of:=ROUND([.M4]*2)/2"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Sigma</text:p>
          </table:table-cell>
          <table:table-cell table:formula="of:=ROUND([.K4])" office:value-type="float" office:value="2648" calcext:value-type="float">
            <text:p>2648</text:p>
          </table:table-cell>
          <table:table-cell table:formula="of:=[.T4]-[.$S$3]" office:value-type="float" office:value="82.96" calcext:value-type="float">
            <text:p>82.96</text:p>
          </table:table-cell>
          <table:table-cell table:formula="of:=[.U4]/[.$S$5]" office:value-type="float" office:value="1.75125638056902" calcext:value-type="float">
            <text:p>1.7512563806</text:p>
          </table:table-cell>
          <table:table-cell table:formula="of:=ROUND([.V4]*2)/2" office:value-type="float" office:value="2" calcext:value-type="float">
            <text:p>2</text:p>
          </table:table-cell>
          <table:table-cell table:formula="of:=[.W4]-[.N4]" office:value-type="float" office:value="0.5" calcext:value-type="float">
            <text:p>0.5</text:p>
          </table:table-cell>
          <table:table-cell table:number-columns-repeated="5"/>
          <table:table-cell office:value-type="float" office:value="2615" calcext:value-type="float">
            <text:p>2615</text:p>
          </table:table-cell>
          <table:table-cell table:formula="of:=[.AD4]-[.$AC$3]" office:value-type="float" office:value="3.48999999999978" calcext:value-type="float">
            <text:p>3.49</text:p>
          </table:table-cell>
          <table:table-cell table:formula="of:=[.AE4]/[.$AC$5]" office:value-type="float" office:value="0.0795817539611559" calcext:value-type="float">
            <text:p>0.079581754</text:p>
          </table:table-cell>
          <table:table-cell table:formula="of:=ROUND([.AF4]*2)/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4]-[.AG4]" office:value-type="float" office:value="0" calcext:value-type="float">
            <text:p>0</text:p>
          </table:table-cell>
        </table:table-row>
        <table:table-row table:style-name="ro1">
          <table:table-cell table:formula="of:=STDEV([.B2:.B51])" office:value-type="float" office:value="44.6744962170241" calcext:value-type="float">
            <text:p>44.674496217</text:p>
          </table:table-cell>
          <table:table-cell office:value-type="float" office:value="2494" calcext:value-type="float">
            <text:p>2494</text:p>
          </table:table-cell>
          <table:table-cell table:formula="of:=[.B5]-[.$A$3]" office:value-type="float" office:value="2.84000000000015" calcext:value-type="float">
            <text:p>2.84</text:p>
          </table:table-cell>
          <table:table-cell table:formula="of:=[.C5]/[.$A$5]" office:value-type="float" office:value="0.0635709463001826" calcext:value-type="float">
            <text:p>0.0635709463</text:p>
          </table:table-cell>
          <table:table-cell table:formula="of:=ROUND([.D5]*2)/2" office:value-type="float" office:value="0" calcext:value-type="float">
            <text:p>0</text:p>
          </table:table-cell>
          <table:table-cell table:number-columns-repeated="4"/>
          <table:table-cell table:formula="of:=STDEV([.K2:.K51])" office:value-type="float" office:value="47.8726665008756" calcext:value-type="float">
            <text:p>47.8726665009</text:p>
          </table:table-cell>
          <table:table-cell office:value-type="float" office:value="2567.9924840444" calcext:value-type="float">
            <text:p>2567.9924840444</text:p>
          </table:table-cell>
          <table:table-cell table:formula="of:=[.K5]-[.$J$3]" office:value-type="float" office:value="3.01499815068973" calcext:value-type="float">
            <text:p>3.0149981507</text:p>
          </table:table-cell>
          <table:table-cell table:formula="of:=[.L5]/[.$J$5]" office:value-type="float" office:value="0.0629795323942231" calcext:value-type="float">
            <text:p>0.0629795324</text:p>
          </table:table-cell>
          <table:table-cell table:formula="of:=ROUND([.M5]*2)/2" office:value-type="float" office:value="0" calcext:value-type="float">
            <text:p>0</text:p>
          </table:table-cell>
          <table:table-cell table:number-columns-repeated="4"/>
          <table:table-cell table:formula="of:=SQRT(SUMSQ([.U2:.U51])/50)" office:value-type="float" office:value="47.3717046347289" calcext:value-type="float">
            <text:p>47.3717046347</text:p>
          </table:table-cell>
          <table:table-cell table:formula="of:=ROUND([.K5])" office:value-type="float" office:value="2568" calcext:value-type="float">
            <text:p>2568</text:p>
          </table:table-cell>
          <table:table-cell table:formula="of:=[.T5]-[.$S$3]" office:value-type="float" office:value="2.96000000000004" calcext:value-type="float">
            <text:p>2.96</text:p>
          </table:table-cell>
          <table:table-cell table:formula="of:=[.U5]/[.$S$5]" office:value-type="float" office:value="0.0624845574552116" calcext:value-type="float">
            <text:p>0.0624845575</text:p>
          </table:table-cell>
          <table:table-cell table:formula="of:=ROUND([.V5]*2)/2" office:value-type="float" office:value="0" calcext:value-type="float">
            <text:p>0</text:p>
          </table:table-cell>
          <table:table-cell table:formula="of:=[.W5]-[.N5]" office:value-type="float" office:value="0" calcext:value-type="float">
            <text:p>0</text:p>
          </table:table-cell>
          <table:table-cell table:number-columns-repeated="4"/>
          <table:table-cell table:formula="of:=SQRT(SUMSQ([.AE2:.AE51])/50)" office:value-type="float" office:value="43.8542734519682" calcext:value-type="float">
            <text:p>43.854273452</text:p>
          </table:table-cell>
          <table:table-cell office:value-type="float" office:value="2578" calcext:value-type="float">
            <text:p>2578</text:p>
          </table:table-cell>
          <table:table-cell table:formula="of:=[.AD5]-[.$AC$3]" office:value-type="float" office:value="-33.5100000000002" calcext:value-type="float">
            <text:p>-33.51</text:p>
          </table:table-cell>
          <table:table-cell table:formula="of:=[.AE5]/[.$AC$5]" office:value-type="float" office:value="-0.764121654796137" calcext:value-type="float">
            <text:p>-0.7641216548</text:p>
          </table:table-cell>
          <table:table-cell table:formula="of:=ROUND([.AF5]*2)/2" office:value-type="float" office:value="-1" calcext:value-type="float">
            <text:p>-1</text:p>
          </table:table-cell>
          <table:table-cell office:value-type="float" office:value="-0.5" calcext:value-type="float">
            <text:p>-0.50</text:p>
          </table:table-cell>
          <table:table-cell table:formula="of:=[.AH5]-[.AG5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formula="of:=[.B6]-[.$A$3]" office:value-type="float" office:value="32.8400000000001" calcext:value-type="float">
            <text:p>32.84</text:p>
          </table:table-cell>
          <table:table-cell table:formula="of:=[.C6]/[.$A$5]" office:value-type="float" office:value="0.735095026935879" calcext:value-type="float">
            <text:p>0.7350950269</text:p>
          </table:table-cell>
          <table:table-cell table:formula="of:=ROUND([.D6]*2)/2" office:value-type="float" office:value="0.5" calcext:value-type="float">
            <text:p>0.5</text:p>
          </table:table-cell>
          <table:table-cell table:number-columns-repeated="5"/>
          <table:table-cell office:value-type="float" office:value="2600.17291312544" calcext:value-type="float">
            <text:p>2600.1729131254</text:p>
          </table:table-cell>
          <table:table-cell table:formula="of:=[.K6]-[.$J$3]" office:value-type="float" office:value="35.1954272317298" calcext:value-type="float">
            <text:p>35.1954272317</text:p>
          </table:table-cell>
          <table:table-cell table:formula="of:=[.L6]/[.$J$5]" office:value-type="float" office:value="0.735188361214141" calcext:value-type="float">
            <text:p>0.7351883612</text:p>
          </table:table-cell>
          <table:table-cell table:formula="of:=ROUND([.M6]*2)/2" office:value-type="float" office:value="0.5" calcext:value-type="float">
            <text:p>0.5</text:p>
          </table:table-cell>
          <table:table-cell table:number-columns-repeated="5"/>
          <table:table-cell table:formula="of:=ROUND([.K6])" office:value-type="float" office:value="2600" calcext:value-type="float">
            <text:p>2600</text:p>
          </table:table-cell>
          <table:table-cell table:formula="of:=[.T6]-[.$S$3]" office:value-type="float" office:value="34.96" calcext:value-type="float">
            <text:p>34.96</text:p>
          </table:table-cell>
          <table:table-cell table:formula="of:=[.U6]/[.$S$5]" office:value-type="float" office:value="0.737993286700734" calcext:value-type="float">
            <text:p>0.7379932867</text:p>
          </table:table-cell>
          <table:table-cell table:formula="of:=ROUND([.V6]*2)/2" office:value-type="float" office:value="0.5" calcext:value-type="float">
            <text:p>0.5</text:p>
          </table:table-cell>
          <table:table-cell table:formula="of:=[.W6]-[.N6]" office:value-type="float" office:value="0" calcext:value-type="float">
            <text:p>0</text:p>
          </table:table-cell>
          <table:table-cell table:number-columns-repeated="5"/>
          <table:table-cell office:value-type="float" office:value="2592" calcext:value-type="float">
            <text:p>2592</text:p>
          </table:table-cell>
          <table:table-cell table:formula="of:=[.AD6]-[.$AC$3]" office:value-type="float" office:value="-19.5100000000002" calcext:value-type="float">
            <text:p>-19.51</text:p>
          </table:table-cell>
          <table:table-cell table:formula="of:=[.AE6]/[.$AC$5]" office:value-type="float" office:value="-0.444882527158243" calcext:value-type="float">
            <text:p>-0.4448825272</text:p>
          </table:table-cell>
          <table:table-cell table:formula="of:=ROUND([.AF6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6]-[.AG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table:formula="of:=[.B7]-[.$A$3]" office:value-type="float" office:value="37.8400000000001" calcext:value-type="float">
            <text:p>37.84</text:p>
          </table:table-cell>
          <table:table-cell table:formula="of:=[.C7]/[.$A$5]" office:value-type="float" office:value="0.847015707041829" calcext:value-type="float">
            <text:p>0.847015707</text:p>
          </table:table-cell>
          <table:table-cell table:formula="of:=ROUND([.D7]*2)/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min</text:p>
          </table:table-cell>
          <table:table-cell table:number-columns-repeated="2"/>
          <table:table-cell office:value-type="float" office:value="2605.53900497659" calcext:value-type="float">
            <text:p>2605.5390049766</text:p>
          </table:table-cell>
          <table:table-cell table:formula="of:=[.K7]-[.$J$3]" office:value-type="float" office:value="40.5615190828798" calcext:value-type="float">
            <text:p>40.5615190829</text:p>
          </table:table-cell>
          <table:table-cell table:formula="of:=[.L7]/[.$J$5]" office:value-type="float" office:value="0.847279294169628" calcext:value-type="float">
            <text:p>0.8472792942</text:p>
          </table:table-cell>
          <table:table-cell table:formula="of:=ROUND([.M7]*2)/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min</text:p>
          </table:table-cell>
          <table:table-cell table:number-columns-repeated="2"/>
          <table:table-cell table:formula="of:=ROUND([.K7])" office:value-type="float" office:value="2606" calcext:value-type="float">
            <text:p>2606</text:p>
          </table:table-cell>
          <table:table-cell table:formula="of:=[.T7]-[.$S$3]" office:value-type="float" office:value="40.96" calcext:value-type="float">
            <text:p>40.96</text:p>
          </table:table-cell>
          <table:table-cell table:formula="of:=[.U7]/[.$S$5]" office:value-type="float" office:value="0.86465117343427" calcext:value-type="float">
            <text:p>0.8646511734</text:p>
          </table:table-cell>
          <table:table-cell table:formula="of:=ROUND([.V7]*2)/2" office:value-type="float" office:value="1" calcext:value-type="float">
            <text:p>1</text:p>
          </table:table-cell>
          <table:table-cell table:formula="of:=[.W7]-[.N7]" office:value-type="float" office:value="0" calcext:value-type="float">
            <text:p>0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formula="of:=[.AD7]-[.$AC$3]" office:value-type="float" office:value="-14.5100000000002" calcext:value-type="float">
            <text:p>-14.51</text:p>
          </table:table-cell>
          <table:table-cell table:formula="of:=[.AE7]/[.$AC$5]" office:value-type="float" office:value="-0.330868553001852" calcext:value-type="float">
            <text:p>-0.330868553</text:p>
          </table:table-cell>
          <table:table-cell table:formula="of:=ROUND([.AF7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7]-[.AG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formula="of:=[.B8]-[.$A$3]" office:value-type="float" office:value="-21.1599999999999" calcext:value-type="float">
            <text:p>-21.16</text:p>
          </table:table-cell>
          <table:table-cell table:formula="of:=[.C8]/[.$A$5]" office:value-type="float" office:value="-0.473648318208375" calcext:value-type="float">
            <text:p>-0.4736483182</text:p>
          </table:table-cell>
          <table:table-cell table:formula="of:=ROUND([.D8]*2)/2" office:value-type="float" office:value="-0.5" calcext:value-type="float">
            <text:p>-0.5</text:p>
          </table:table-cell>
          <table:table-cell table:number-columns-repeated="2"/>
          <table:table-cell table:formula="of:=[.$A$3]+[.H2]*[.$A$5]" office:value-type="float" office:value="2312.4620151319" calcext:value-type="float">
            <text:p>2312.4620151319</text:p>
          </table:table-cell>
          <table:table-cell table:number-columns-repeated="2"/>
          <table:table-cell office:value-type="float" office:value="2542.26802317462" calcext:value-type="float">
            <text:p>2542.2680231746</text:p>
          </table:table-cell>
          <table:table-cell table:formula="of:=[.K8]-[.$J$3]" office:value-type="float" office:value="-22.7094627190904" calcext:value-type="float">
            <text:p>-22.7094627191</text:p>
          </table:table-cell>
          <table:table-cell table:formula="of:=[.L8]/[.$J$5]" office:value-type="float" office:value="-0.474372212349506" calcext:value-type="float">
            <text:p>-0.4743722123</text:p>
          </table:table-cell>
          <table:table-cell table:formula="of:=ROUND([.M8]*2)/2" office:value-type="float" office:value="-0.5" calcext:value-type="float">
            <text:p>-0.5</text:p>
          </table:table-cell>
          <table:table-cell table:number-columns-repeated="2"/>
          <table:table-cell table:formula="of:=[.$J$3]+[.Q2]*[.$J$5]" office:value-type="float" office:value="2373.48681989021" calcext:value-type="float">
            <text:p>2373.4868198902</text:p>
          </table:table-cell>
          <table:table-cell table:number-columns-repeated="2"/>
          <table:table-cell table:formula="of:=ROUND([.K8])" office:value-type="float" office:value="2542" calcext:value-type="float">
            <text:p>2542</text:p>
          </table:table-cell>
          <table:table-cell table:formula="of:=[.T8]-[.$S$3]" office:value-type="float" office:value="-23.04" calcext:value-type="float">
            <text:p>-23.04</text:p>
          </table:table-cell>
          <table:table-cell table:formula="of:=[.U8]/[.$S$5]" office:value-type="float" office:value="-0.486366285056776" calcext:value-type="float">
            <text:p>-0.4863662851</text:p>
          </table:table-cell>
          <table:table-cell table:formula="of:=ROUND([.V8]*2)/2" office:value-type="float" office:value="-0.5" calcext:value-type="float">
            <text:p>-0.5</text:p>
          </table:table-cell>
          <table:table-cell table:formula="of:=[.W8]-[.N8]" office:value-type="float" office:value="0" calcext:value-type="float">
            <text:p>0</text:p>
          </table:table-cell>
          <table:table-cell table:number-columns-repeated="5"/>
          <table:table-cell office:value-type="float" office:value="2589" calcext:value-type="float">
            <text:p>2589</text:p>
          </table:table-cell>
          <table:table-cell table:formula="of:=[.AD8]-[.$AC$3]" office:value-type="float" office:value="-22.5100000000002" calcext:value-type="float">
            <text:p>-22.51</text:p>
          </table:table-cell>
          <table:table-cell table:formula="of:=[.AE8]/[.$AC$5]" office:value-type="float" office:value="-0.513290911652077" calcext:value-type="float">
            <text:p>-0.5132909117</text:p>
          </table:table-cell>
          <table:table-cell table:formula="of:=ROUND([.AF8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8]-[.AG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formula="of:=[.B9]-[.$A$3]" office:value-type="float" office:value="2.84000000000015" calcext:value-type="float">
            <text:p>2.84</text:p>
          </table:table-cell>
          <table:table-cell table:formula="of:=[.C9]/[.$A$5]" office:value-type="float" office:value="0.0635709463001826" calcext:value-type="float">
            <text:p>0.0635709463</text:p>
          </table:table-cell>
          <table:table-cell table:formula="of:=ROUND([.D9]*2)/2" office:value-type="float" office:value="0" calcext:value-type="float">
            <text:p>0</text:p>
          </table:table-cell>
          <table:table-cell table:number-columns-repeated="2"/>
          <table:table-cell table:style-name="ce1" table:formula="of:=[.$A$3]+4*[.$A$5]" office:value-type="float" office:value="2669.8579848681" calcext:value-type="float">
            <text:p>2669.8579848681</text:p>
          </table:table-cell>
          <table:table-cell table:number-columns-repeated="2"/>
          <table:table-cell office:value-type="float" office:value="2567.9924840444" calcext:value-type="float">
            <text:p>2567.9924840444</text:p>
          </table:table-cell>
          <table:table-cell table:formula="of:=[.K9]-[.$J$3]" office:value-type="float" office:value="3.01499815068973" calcext:value-type="float">
            <text:p>3.0149981507</text:p>
          </table:table-cell>
          <table:table-cell table:formula="of:=[.L9]/[.$J$5]" office:value-type="float" office:value="0.0629795323942231" calcext:value-type="float">
            <text:p>0.0629795324</text:p>
          </table:table-cell>
          <table:table-cell table:formula="of:=ROUND([.M9]*2)/2" office:value-type="float" office:value="0" calcext:value-type="float">
            <text:p>0</text:p>
          </table:table-cell>
          <table:table-cell table:number-columns-repeated="2"/>
          <table:table-cell table:formula="of:=[.$J$3]+4*[.$J$5]" office:value-type="float" office:value="2756.46815189721" calcext:value-type="float">
            <text:p>2756.4681518972</text:p>
          </table:table-cell>
          <table:table-cell table:number-columns-repeated="2"/>
          <table:table-cell table:formula="of:=ROUND([.K9])" office:value-type="float" office:value="2568" calcext:value-type="float">
            <text:p>2568</text:p>
          </table:table-cell>
          <table:table-cell table:formula="of:=[.T9]-[.$S$3]" office:value-type="float" office:value="2.96000000000004" calcext:value-type="float">
            <text:p>2.96</text:p>
          </table:table-cell>
          <table:table-cell table:formula="of:=[.U9]/[.$S$5]" office:value-type="float" office:value="0.0624845574552116" calcext:value-type="float">
            <text:p>0.0624845575</text:p>
          </table:table-cell>
          <table:table-cell table:formula="of:=ROUND([.V9]*2)/2" office:value-type="float" office:value="0" calcext:value-type="float">
            <text:p>0</text:p>
          </table:table-cell>
          <table:table-cell table:formula="of:=[.W9]-[.N9]" office:value-type="float" office:value="0" calcext:value-type="float">
            <text:p>0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formula="of:=[.AD9]-[.$AC$3]" office:value-type="float" office:value="42.4899999999998" calcext:value-type="float">
            <text:p>42.49</text:p>
          </table:table-cell>
          <table:table-cell table:formula="of:=[.AE9]/[.$AC$5]" office:value-type="float" office:value="0.968890752381006" calcext:value-type="float">
            <text:p>0.9688907524</text:p>
          </table:table-cell>
          <table:table-cell table:formula="of:=ROUND([.AF9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9]-[.AG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table:formula="of:=[.B10]-[.$A$3]" office:value-type="float" office:value="-43.1599999999999" calcext:value-type="float">
            <text:p>-43.16</text:p>
          </table:table-cell>
          <table:table-cell table:formula="of:=[.C10]/[.$A$5]" office:value-type="float" office:value="-0.966099310674553" calcext:value-type="float">
            <text:p>-0.9660993107</text:p>
          </table:table-cell>
          <table:table-cell table:formula="of:=ROUND([.D10]*2)/2" office:value-type="float" office:value="-1" calcext:value-type="float">
            <text:p>-1</text:p>
          </table:table-cell>
          <table:table-cell table:number-columns-repeated="5"/>
          <table:table-cell office:value-type="float" office:value="2518.7027759578" calcext:value-type="float">
            <text:p>2518.7027759578</text:p>
          </table:table-cell>
          <table:table-cell table:formula="of:=[.K10]-[.$J$3]" office:value-type="float" office:value="-46.2747099359103" calcext:value-type="float">
            <text:p>-46.2747099359</text:p>
          </table:table-cell>
          <table:table-cell table:formula="of:=[.L10]/[.$J$5]" office:value-type="float" office:value="-0.966620690223386" calcext:value-type="float">
            <text:p>-0.9666206902</text:p>
          </table:table-cell>
          <table:table-cell table:formula="of:=ROUND([.M10]*2)/2" office:value-type="float" office:value="-1" calcext:value-type="float">
            <text:p>-1</text:p>
          </table:table-cell>
          <table:table-cell table:number-columns-repeated="5"/>
          <table:table-cell table:formula="of:=ROUND([.K10])" office:value-type="float" office:value="2519" calcext:value-type="float">
            <text:p>2519</text:p>
          </table:table-cell>
          <table:table-cell table:formula="of:=[.T10]-[.$S$3]" office:value-type="float" office:value="-46.04" calcext:value-type="float">
            <text:p>-46.04</text:p>
          </table:table-cell>
          <table:table-cell table:formula="of:=[.U10]/[.$S$5]" office:value-type="float" office:value="-0.971888184201995" calcext:value-type="float">
            <text:p>-0.9718881842</text:p>
          </table:table-cell>
          <table:table-cell table:formula="of:=ROUND([.V10]*2)/2" office:value-type="float" office:value="-1" calcext:value-type="float">
            <text:p>-1</text:p>
          </table:table-cell>
          <table:table-cell table:formula="of:=[.W10]-[.N10]" office:value-type="float" office:value="0" calcext:value-type="float">
            <text:p>0</text:p>
          </table:table-cell>
          <table:table-cell table:number-columns-repeated="5"/>
          <table:table-cell office:value-type="float" office:value="2605" calcext:value-type="float">
            <text:p>2605</text:p>
          </table:table-cell>
          <table:table-cell table:formula="of:=[.AD10]-[.$AC$3]" office:value-type="float" office:value="-6.51000000000022" calcext:value-type="float">
            <text:p>-6.51</text:p>
          </table:table-cell>
          <table:table-cell table:formula="of:=[.AE10]/[.$AC$5]" office:value-type="float" office:value="-0.148446194351626" calcext:value-type="float">
            <text:p>-0.1484461944</text:p>
          </table:table-cell>
          <table:table-cell table:formula="of:=ROUND([.AF10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10]-[.AG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formula="of:=[.B11]-[.$A$3]" office:value-type="float" office:value="102.84" calcext:value-type="float">
            <text:p>102.84</text:p>
          </table:table-cell>
          <table:table-cell table:formula="of:=[.C11]/[.$A$5]" office:value-type="float" office:value="2.30198454841917" calcext:value-type="float">
            <text:p>2.3019845484</text:p>
          </table:table-cell>
          <table:table-cell table:formula="of:=ROUND([.D11]*2)/2" office:value-type="float" office:value="2.5" calcext:value-type="float">
            <text:p>2.5</text:p>
          </table:table-cell>
          <table:table-cell table:number-columns-repeated="5"/>
          <table:table-cell office:value-type="float" office:value="2675.36816124704" calcext:value-type="float">
            <text:p>2675.368161247</text:p>
          </table:table-cell>
          <table:table-cell table:formula="of:=[.K11]-[.$J$3]" office:value-type="float" office:value="110.39067535333" calcext:value-type="float">
            <text:p>110.3906753533</text:p>
          </table:table-cell>
          <table:table-cell table:formula="of:=[.L11]/[.$J$5]" office:value-type="float" office:value="2.30592284537379" calcext:value-type="float">
            <text:p>2.3059228454</text:p>
          </table:table-cell>
          <table:table-cell table:formula="of:=ROUND([.M11]*2)/2" office:value-type="float" office:value="2.5" calcext:value-type="float">
            <text:p>2.5</text:p>
          </table:table-cell>
          <table:table-cell table:number-columns-repeated="5"/>
          <table:table-cell table:formula="of:=ROUND([.K11])" office:value-type="float" office:value="2675" calcext:value-type="float">
            <text:p>2675</text:p>
          </table:table-cell>
          <table:table-cell table:formula="of:=[.T11]-[.$S$3]" office:value-type="float" office:value="109.96" calcext:value-type="float">
            <text:p>109.96</text:p>
          </table:table-cell>
          <table:table-cell table:formula="of:=[.U11]/[.$S$5]" office:value-type="float" office:value="2.32121687086993" calcext:value-type="float">
            <text:p>2.3212168709</text:p>
          </table:table-cell>
          <table:table-cell table:formula="of:=ROUND([.V11]*2)/2" office:value-type="float" office:value="2.5" calcext:value-type="float">
            <text:p>2.5</text:p>
          </table:table-cell>
          <table:table-cell table:formula="of:=[.W11]-[.N11]" office:value-type="float" office:value="0" calcext:value-type="float">
            <text:p>0</text:p>
          </table:table-cell>
          <table:table-cell table:number-columns-repeated="5"/>
          <table:table-cell office:value-type="float" office:value="2644" calcext:value-type="float">
            <text:p>2644</text:p>
          </table:table-cell>
          <table:table-cell table:formula="of:=[.AD11]-[.$AC$3]" office:value-type="float" office:value="32.4899999999998" calcext:value-type="float">
            <text:p>32.49</text:p>
          </table:table-cell>
          <table:table-cell table:formula="of:=[.AE11]/[.$AC$5]" office:value-type="float" office:value="0.740862804068224" calcext:value-type="float">
            <text:p>0.7408628041</text:p>
          </table:table-cell>
          <table:table-cell table:formula="of:=ROUND([.AF11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11]-[.AG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formula="of:=[.B12]-[.$A$3]" office:value-type="float" office:value="-35.1599999999999" calcext:value-type="float">
            <text:p>-35.16</text:p>
          </table:table-cell>
          <table:table-cell table:formula="of:=[.C12]/[.$A$5]" office:value-type="float" office:value="-0.787026222505033" calcext:value-type="float">
            <text:p>-0.7870262225</text:p>
          </table:table-cell>
          <table:table-cell table:formula="of:=ROUND([.D12]*2)/2" office:value-type="float" office:value="-1" calcext:value-type="float">
            <text:p>-1</text:p>
          </table:table-cell>
          <table:table-cell table:number-columns-repeated="5"/>
          <table:table-cell office:value-type="float" office:value="2527.27024133189" calcext:value-type="float">
            <text:p>2527.2702413319</text:p>
          </table:table-cell>
          <table:table-cell table:formula="of:=[.K12]-[.$J$3]" office:value-type="float" office:value="-37.7072445618205" calcext:value-type="float">
            <text:p>-37.7072445618</text:p>
          </table:table-cell>
          <table:table-cell table:formula="of:=[.L12]/[.$J$5]" office:value-type="float" office:value="-0.787657076948719" calcext:value-type="float">
            <text:p>-0.7876570769</text:p>
          </table:table-cell>
          <table:table-cell table:formula="of:=ROUND([.M12]*2)/2" office:value-type="float" office:value="-1" calcext:value-type="float">
            <text:p>-1</text:p>
          </table:table-cell>
          <table:table-cell table:number-columns-repeated="5"/>
          <table:table-cell table:formula="of:=ROUND([.K12])" office:value-type="float" office:value="2527" calcext:value-type="float">
            <text:p>2527</text:p>
          </table:table-cell>
          <table:table-cell table:formula="of:=[.T12]-[.$S$3]" office:value-type="float" office:value="-38.04" calcext:value-type="float">
            <text:p>-38.04</text:p>
          </table:table-cell>
          <table:table-cell table:formula="of:=[.U12]/[.$S$5]" office:value-type="float" office:value="-0.803011001890615" calcext:value-type="float">
            <text:p>-0.8030110019</text:p>
          </table:table-cell>
          <table:table-cell table:formula="of:=ROUND([.V12]*2)/2" office:value-type="float" office:value="-1" calcext:value-type="float">
            <text:p>-1</text:p>
          </table:table-cell>
          <table:table-cell table:formula="of:=[.W12]-[.N12]" office:value-type="float" office:value="0" calcext:value-type="float">
            <text:p>0</text:p>
          </table:table-cell>
          <table:table-cell table:number-columns-repeated="5"/>
          <table:table-cell office:value-type="float" office:value="2602" calcext:value-type="float">
            <text:p>2602</text:p>
          </table:table-cell>
          <table:table-cell table:formula="of:=[.AD12]-[.$AC$3]" office:value-type="float" office:value="-9.51000000000022" calcext:value-type="float">
            <text:p>-9.51</text:p>
          </table:table-cell>
          <table:table-cell table:formula="of:=[.AE12]/[.$AC$5]" office:value-type="float" office:value="-0.216854578845461" calcext:value-type="float">
            <text:p>-0.2168545788</text:p>
          </table:table-cell>
          <table:table-cell table:formula="of:=ROUND([.AF12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12]-[.AG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13]-[.$A$3]" office:value-type="float" office:value="-20.1599999999999" calcext:value-type="float">
            <text:p>-20.16</text:p>
          </table:table-cell>
          <table:table-cell table:formula="of:=[.C13]/[.$A$5]" office:value-type="float" office:value="-0.451264182187185" calcext:value-type="float">
            <text:p>-0.4512641822</text:p>
          </table:table-cell>
          <table:table-cell table:formula="of:=ROUND([.D13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13]-[.$J$3]" office:value-type="float" office:value="-21.6379627665301" calcext:value-type="float">
            <text:p>-21.6379627665</text:p>
          </table:table-cell>
          <table:table-cell table:formula="of:=[.L13]/[.$J$5]" office:value-type="float" office:value="-0.451989921349678" calcext:value-type="float">
            <text:p>-0.4519899213</text:p>
          </table:table-cell>
          <table:table-cell table:formula="of:=ROUND([.M13]*2)/2" office:value-type="float" office:value="-0.5" calcext:value-type="float">
            <text:p>-0.5</text:p>
          </table:table-cell>
          <table:table-cell table:number-columns-repeated="5"/>
          <table:table-cell table:formula="of:=ROUND([.K13])" office:value-type="float" office:value="2543" calcext:value-type="float">
            <text:p>2543</text:p>
          </table:table-cell>
          <table:table-cell table:formula="of:=[.T13]-[.$S$3]" office:value-type="float" office:value="-22.04" calcext:value-type="float">
            <text:p>-22.04</text:p>
          </table:table-cell>
          <table:table-cell table:formula="of:=[.U13]/[.$S$5]" office:value-type="float" office:value="-0.465256637267853" calcext:value-type="float">
            <text:p>-0.4652566373</text:p>
          </table:table-cell>
          <table:table-cell table:formula="of:=ROUND([.V13]*2)/2" office:value-type="float" office:value="-0.5" calcext:value-type="float">
            <text:p>-0.5</text:p>
          </table:table-cell>
          <table:table-cell table:formula="of:=[.W13]-[.N13]" office:value-type="float" office:value="0" calcext:value-type="float">
            <text:p>0</text:p>
          </table:table-cell>
          <table:table-cell table:number-columns-repeated="5"/>
          <table:table-cell office:value-type="float" office:value="2684" calcext:value-type="float">
            <text:p>2684</text:p>
          </table:table-cell>
          <table:table-cell table:formula="of:=[.AD13]-[.$AC$3]" office:value-type="float" office:value="72.4899999999998" calcext:value-type="float">
            <text:p>72.49</text:p>
          </table:table-cell>
          <table:table-cell table:formula="of:=[.AE13]/[.$AC$5]" office:value-type="float" office:value="1.65297459731935" calcext:value-type="float">
            <text:p>1.6529745973</text:p>
          </table:table-cell>
          <table:table-cell table:formula="of:=ROUND([.AF13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13]-[.AG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formula="of:=[.B14]-[.$A$3]" office:value-type="float" office:value="17.8400000000001" calcext:value-type="float">
            <text:p>17.84</text:p>
          </table:table-cell>
          <table:table-cell table:formula="of:=[.C14]/[.$A$5]" office:value-type="float" office:value="0.399332986618031" calcext:value-type="float">
            <text:p>0.3993329866</text:p>
          </table:table-cell>
          <table:table-cell table:formula="of:=ROUND([.D14]*2)/2" office:value-type="float" office:value="0.5" calcext:value-type="float">
            <text:p>0.5</text:p>
          </table:table-cell>
          <table:table-cell table:number-columns-repeated="5"/>
          <table:table-cell office:value-type="float" office:value="2584.07924485382" calcext:value-type="float">
            <text:p>2584.0792448538</text:p>
          </table:table-cell>
          <table:table-cell table:formula="of:=[.K14]-[.$J$3]" office:value-type="float" office:value="19.1017589601097" calcext:value-type="float">
            <text:p>19.1017589601</text:p>
          </table:table-cell>
          <table:table-cell table:formula="of:=[.L14]/[.$J$5]" office:value-type="float" office:value="0.399011802690379" calcext:value-type="float">
            <text:p>0.3990118027</text:p>
          </table:table-cell>
          <table:table-cell table:formula="of:=ROUND([.M14]*2)/2" office:value-type="float" office:value="0.5" calcext:value-type="float">
            <text:p>0.5</text:p>
          </table:table-cell>
          <table:table-cell table:number-columns-repeated="5"/>
          <table:table-cell table:formula="of:=ROUND([.K14])" office:value-type="float" office:value="2584" calcext:value-type="float">
            <text:p>2584</text:p>
          </table:table-cell>
          <table:table-cell table:formula="of:=[.T14]-[.$S$3]" office:value-type="float" office:value="18.96" calcext:value-type="float">
            <text:p>18.96</text:p>
          </table:table-cell>
          <table:table-cell table:formula="of:=[.U14]/[.$S$5]" office:value-type="float" office:value="0.400238922077973" calcext:value-type="float">
            <text:p>0.4002389221</text:p>
          </table:table-cell>
          <table:table-cell table:formula="of:=ROUND([.V14]*2)/2" office:value-type="float" office:value="0.5" calcext:value-type="float">
            <text:p>0.5</text:p>
          </table:table-cell>
          <table:table-cell table:formula="of:=[.W14]-[.N14]" office:value-type="float" office:value="0" calcext:value-type="float">
            <text:p>0</text:p>
          </table:table-cell>
          <table:table-cell table:number-columns-repeated="5"/>
          <table:table-cell office:value-type="float" office:value="2649" calcext:value-type="float">
            <text:p>2649</text:p>
          </table:table-cell>
          <table:table-cell table:formula="of:=[.AD14]-[.$AC$3]" office:value-type="float" office:value="37.4899999999998" calcext:value-type="float">
            <text:p>37.49</text:p>
          </table:table-cell>
          <table:table-cell table:formula="of:=[.AE14]/[.$AC$5]" office:value-type="float" office:value="0.854876778224615" calcext:value-type="float">
            <text:p>0.8548767782</text:p>
          </table:table-cell>
          <table:table-cell table:formula="of:=ROUND([.AF14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14]-[.AG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table:formula="of:=[.B15]-[.$A$3]" office:value-type="float" office:value="31.8400000000001" calcext:value-type="float">
            <text:p>31.84</text:p>
          </table:table-cell>
          <table:table-cell table:formula="of:=[.C15]/[.$A$5]" office:value-type="float" office:value="0.71271089091469" calcext:value-type="float">
            <text:p>0.7127108909</text:p>
          </table:table-cell>
          <table:table-cell table:formula="of:=ROUND([.D15]*2)/2" office:value-type="float" office:value="0.5" calcext:value-type="float">
            <text:p>0.5</text:p>
          </table:table-cell>
          <table:table-cell table:number-columns-repeated="5"/>
          <table:table-cell office:value-type="float" office:value="2599.09978691931" calcext:value-type="float">
            <text:p>2599.0997869193</text:p>
          </table:table-cell>
          <table:table-cell table:formula="of:=[.K15]-[.$J$3]" office:value-type="float" office:value="34.1223010255999" calcext:value-type="float">
            <text:p>34.1223010256</text:p>
          </table:table-cell>
          <table:table-cell table:formula="of:=[.L15]/[.$J$5]" office:value-type="float" office:value="0.712772099815576" calcext:value-type="float">
            <text:p>0.7127720998</text:p>
          </table:table-cell>
          <table:table-cell table:formula="of:=ROUND([.M15]*2)/2" office:value-type="float" office:value="0.5" calcext:value-type="float">
            <text:p>0.5</text:p>
          </table:table-cell>
          <table:table-cell table:number-columns-repeated="5"/>
          <table:table-cell table:formula="of:=ROUND([.K15])" office:value-type="float" office:value="2599" calcext:value-type="float">
            <text:p>2599</text:p>
          </table:table-cell>
          <table:table-cell table:formula="of:=[.T15]-[.$S$3]" office:value-type="float" office:value="33.96" calcext:value-type="float">
            <text:p>33.96</text:p>
          </table:table-cell>
          <table:table-cell table:formula="of:=[.U15]/[.$S$5]" office:value-type="float" office:value="0.716883638911812" calcext:value-type="float">
            <text:p>0.7168836389</text:p>
          </table:table-cell>
          <table:table-cell table:formula="of:=ROUND([.V15]*2)/2" office:value-type="float" office:value="0.5" calcext:value-type="float">
            <text:p>0.5</text:p>
          </table:table-cell>
          <table:table-cell table:formula="of:=[.W15]-[.N15]" office:value-type="float" office:value="0" calcext:value-type="float">
            <text:p>0</text:p>
          </table:table-cell>
          <table:table-cell table:number-columns-repeated="5"/>
          <table:table-cell office:value-type="float" office:value="2603" calcext:value-type="float">
            <text:p>2603</text:p>
          </table:table-cell>
          <table:table-cell table:formula="of:=[.AD15]-[.$AC$3]" office:value-type="float" office:value="-8.51000000000022" calcext:value-type="float">
            <text:p>-8.51</text:p>
          </table:table-cell>
          <table:table-cell table:formula="of:=[.AE15]/[.$AC$5]" office:value-type="float" office:value="-0.194051784014182" calcext:value-type="float">
            <text:p>-0.194051784</text:p>
          </table:table-cell>
          <table:table-cell table:formula="of:=ROUND([.AF15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15]-[.AG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table:formula="of:=[.B16]-[.$A$3]" office:value-type="float" office:value="55.8400000000002" calcext:value-type="float">
            <text:p>55.84</text:p>
          </table:table-cell>
          <table:table-cell table:formula="of:=[.C16]/[.$A$5]" office:value-type="float" office:value="1.24993015542325" calcext:value-type="float">
            <text:p>1.2499301554</text:p>
          </table:table-cell>
          <table:table-cell table:formula="of:=ROUND([.D16]*2)/2" office:value-type="float" office:value="1" calcext:value-type="float">
            <text:p>1</text:p>
          </table:table-cell>
          <table:table-cell table:number-columns-repeated="5"/>
          <table:table-cell office:value-type="float" office:value="2624.86329714888" calcext:value-type="float">
            <text:p>2624.8632971489</text:p>
          </table:table-cell>
          <table:table-cell table:formula="of:=[.K16]-[.$J$3]" office:value-type="float" office:value="59.8858112551698" calcext:value-type="float">
            <text:p>59.8858112552</text:p>
          </table:table-cell>
          <table:table-cell table:formula="of:=[.L16]/[.$J$5]" office:value-type="float" office:value="1.25093953674117" calcext:value-type="float">
            <text:p>1.2509395367</text:p>
          </table:table-cell>
          <table:table-cell table:formula="of:=ROUND([.M16]*2)/2" office:value-type="float" office:value="1.5" calcext:value-type="float">
            <text:p>1.5</text:p>
          </table:table-cell>
          <table:table-cell table:number-columns-repeated="5"/>
          <table:table-cell table:formula="of:=ROUND([.K16])" office:value-type="float" office:value="2625" calcext:value-type="float">
            <text:p>2625</text:p>
          </table:table-cell>
          <table:table-cell table:formula="of:=[.T16]-[.$S$3]" office:value-type="float" office:value="59.96" calcext:value-type="float">
            <text:p>59.96</text:p>
          </table:table-cell>
          <table:table-cell table:formula="of:=[.U16]/[.$S$5]" office:value-type="float" office:value="1.2657344814238" calcext:value-type="float">
            <text:p>1.2657344814</text:p>
          </table:table-cell>
          <table:table-cell table:formula="of:=ROUND([.V16]*2)/2" office:value-type="float" office:value="1.5" calcext:value-type="float">
            <text:p>1.5</text:p>
          </table:table-cell>
          <table:table-cell table:formula="of:=[.W16]-[.N16]" office:value-type="float" office:value="0" calcext:value-type="float">
            <text:p>0</text:p>
          </table:table-cell>
          <table:table-cell table:number-columns-repeated="5"/>
          <table:table-cell office:value-type="float" office:value="2601" calcext:value-type="float">
            <text:p>2601</text:p>
          </table:table-cell>
          <table:table-cell table:formula="of:=[.AD16]-[.$AC$3]" office:value-type="float" office:value="-10.5100000000002" calcext:value-type="float">
            <text:p>-10.51</text:p>
          </table:table-cell>
          <table:table-cell table:formula="of:=[.AE16]/[.$AC$5]" office:value-type="float" office:value="-0.239657373676739" calcext:value-type="float">
            <text:p>-0.2396573737</text:p>
          </table:table-cell>
          <table:table-cell table:formula="of:=ROUND([.AF16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16]-[.AG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table:formula="of:=[.B17]-[.$A$3]" office:value-type="float" office:value="-47.1599999999999" calcext:value-type="float">
            <text:p>-47.16</text:p>
          </table:table-cell>
          <table:table-cell table:formula="of:=[.C17]/[.$A$5]" office:value-type="float" office:value="-1.05563585475931" calcext:value-type="float">
            <text:p>-1.0556358548</text:p>
          </table:table-cell>
          <table:table-cell table:formula="of:=ROUND([.D17]*2)/2" office:value-type="float" office:value="-1" calcext:value-type="float">
            <text:p>-1</text:p>
          </table:table-cell>
          <table:table-cell table:number-columns-repeated="5"/>
          <table:table-cell office:value-type="float" office:value="2514.41977818264" calcext:value-type="float">
            <text:p>2514.4197781826</text:p>
          </table:table-cell>
          <table:table-cell table:formula="of:=[.K17]-[.$J$3]" office:value-type="float" office:value="-50.5577077110702" calcext:value-type="float">
            <text:p>-50.5577077111</text:p>
          </table:table-cell>
          <table:table-cell table:formula="of:=[.L17]/[.$J$5]" office:value-type="float" office:value="-1.05608714547257" calcext:value-type="float">
            <text:p>-1.0560871455</text:p>
          </table:table-cell>
          <table:table-cell table:formula="of:=ROUND([.M17]*2)/2" office:value-type="float" office:value="-1" calcext:value-type="float">
            <text:p>-1</text:p>
          </table:table-cell>
          <table:table-cell table:number-columns-repeated="5"/>
          <table:table-cell table:formula="of:=ROUND([.K17])" office:value-type="float" office:value="2514" calcext:value-type="float">
            <text:p>2514</text:p>
          </table:table-cell>
          <table:table-cell table:formula="of:=[.T17]-[.$S$3]" office:value-type="float" office:value="-51.04" calcext:value-type="float">
            <text:p>-51.04</text:p>
          </table:table-cell>
          <table:table-cell table:formula="of:=[.U17]/[.$S$5]" office:value-type="float" office:value="-1.07743642314661" calcext:value-type="float">
            <text:p>-1.0774364231</text:p>
          </table:table-cell>
          <table:table-cell table:formula="of:=ROUND([.V17]*2)/2" office:value-type="float" office:value="-1" calcext:value-type="float">
            <text:p>-1</text:p>
          </table:table-cell>
          <table:table-cell table:formula="of:=[.W17]-[.N17]" office:value-type="float" office:value="0" calcext:value-type="float">
            <text:p>0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formula="of:=[.AD17]-[.$AC$3]" office:value-type="float" office:value="21.4899999999998" calcext:value-type="float">
            <text:p>21.49</text:p>
          </table:table-cell>
          <table:table-cell table:formula="of:=[.AE17]/[.$AC$5]" office:value-type="float" office:value="0.490032060924164" calcext:value-type="float">
            <text:p>0.4900320609</text:p>
          </table:table-cell>
          <table:table-cell table:formula="of:=ROUND([.AF17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17]-[.AG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18]-[.$A$3]" office:value-type="float" office:value="10.8400000000001" calcext:value-type="float">
            <text:p>10.84</text:p>
          </table:table-cell>
          <table:table-cell table:formula="of:=[.C18]/[.$A$5]" office:value-type="float" office:value="0.242644034469702" calcext:value-type="float">
            <text:p>0.2426440345</text:p>
          </table:table-cell>
          <table:table-cell table:formula="of:=ROUND([.D18]*2)/2" office:value-type="float" office:value="0" calcext:value-type="float">
            <text:p>0</text:p>
          </table:table-cell>
          <table:table-cell table:number-columns-repeated="5"/>
          <table:table-cell office:value-type="float" office:value="2576.57123048472" calcext:value-type="float">
            <text:p>2576.5712304847</text:p>
          </table:table-cell>
          <table:table-cell table:formula="of:=[.K18]-[.$J$3]" office:value-type="float" office:value="11.5937445910099" calcext:value-type="float">
            <text:p>11.593744591</text:p>
          </table:table-cell>
          <table:table-cell table:formula="of:=[.L18]/[.$J$5]" office:value-type="float" office:value="0.242178793002848" calcext:value-type="float">
            <text:p>0.242178793</text:p>
          </table:table-cell>
          <table:table-cell table:formula="of:=ROUND([.M18]*2)/2" office:value-type="float" office:value="0" calcext:value-type="float">
            <text:p>0</text:p>
          </table:table-cell>
          <table:table-cell table:number-columns-repeated="5"/>
          <table:table-cell table:formula="of:=ROUND([.K18])" office:value-type="float" office:value="2577" calcext:value-type="float">
            <text:p>2577</text:p>
          </table:table-cell>
          <table:table-cell table:formula="of:=[.T18]-[.$S$3]" office:value-type="float" office:value="11.96" calcext:value-type="float">
            <text:p>11.96</text:p>
          </table:table-cell>
          <table:table-cell table:formula="of:=[.U18]/[.$S$5]" office:value-type="float" office:value="0.252471387555515" calcext:value-type="float">
            <text:p>0.2524713876</text:p>
          </table:table-cell>
          <table:table-cell table:formula="of:=ROUND([.V18]*2)/2" office:value-type="float" office:value="0.5" calcext:value-type="float">
            <text:p>0.5</text:p>
          </table:table-cell>
          <table:table-cell table:formula="of:=[.W18]-[.N18]" office:value-type="float" office:value="0.5" calcext:value-type="float">
            <text:p>0.5</text:p>
          </table:table-cell>
          <table:table-cell table:number-columns-repeated="5"/>
          <table:table-cell office:value-type="float" office:value="2694" calcext:value-type="float">
            <text:p>2694</text:p>
          </table:table-cell>
          <table:table-cell table:formula="of:=[.AD18]-[.$AC$3]" office:value-type="float" office:value="82.4899999999998" calcext:value-type="float">
            <text:p>82.49</text:p>
          </table:table-cell>
          <table:table-cell table:formula="of:=[.AE18]/[.$AC$5]" office:value-type="float" office:value="1.88100254563213" calcext:value-type="float">
            <text:p>1.8810025456</text:p>
          </table:table-cell>
          <table:table-cell table:formula="of:=ROUND([.AF18]*2)/2" office:value-type="float" office:value="2" calcext:value-type="float">
            <text:p>2</text:p>
          </table:table-cell>
          <table:table-cell table:style-name="ce3" office:value-type="float" office:value="2" calcext:value-type="float">
            <text:p>2.0</text:p>
          </table:table-cell>
          <table:table-cell table:formula="of:=[.AH18]-[.AG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19]-[.$A$3]" office:value-type="float" office:value="24.8400000000001" calcext:value-type="float">
            <text:p>24.84</text:p>
          </table:table-cell>
          <table:table-cell table:formula="of:=[.C19]/[.$A$5]" office:value-type="float" office:value="0.55602193876636" calcext:value-type="float">
            <text:p>0.5560219388</text:p>
          </table:table-cell>
          <table:table-cell table:formula="of:=ROUND([.D19]*2)/2" office:value-type="float" office:value="0.5" calcext:value-type="float">
            <text:p>0.5</text:p>
          </table:table-cell>
          <table:table-cell table:number-columns-repeated="5"/>
          <table:table-cell office:value-type="float" office:value="2591.58876351464" calcext:value-type="float">
            <text:p>2591.5887635146</text:p>
          </table:table-cell>
          <table:table-cell table:formula="of:=[.K19]-[.$J$3]" office:value-type="float" office:value="26.6112776209297" calcext:value-type="float">
            <text:p>26.6112776209</text:p>
          </table:table-cell>
          <table:table-cell table:formula="of:=[.L19]/[.$J$5]" office:value-type="float" office:value="0.55587623514648" calcext:value-type="float">
            <text:p>0.5558762351</text:p>
          </table:table-cell>
          <table:table-cell table:formula="of:=ROUND([.M19]*2)/2" office:value-type="float" office:value="0.5" calcext:value-type="float">
            <text:p>0.5</text:p>
          </table:table-cell>
          <table:table-cell table:number-columns-repeated="5"/>
          <table:table-cell table:formula="of:=ROUND([.K19])" office:value-type="float" office:value="2592" calcext:value-type="float">
            <text:p>2592</text:p>
          </table:table-cell>
          <table:table-cell table:formula="of:=[.T19]-[.$S$3]" office:value-type="float" office:value="26.96" calcext:value-type="float">
            <text:p>26.96</text:p>
          </table:table-cell>
          <table:table-cell table:formula="of:=[.U19]/[.$S$5]" office:value-type="float" office:value="0.569116104389354" calcext:value-type="float">
            <text:p>0.5691161044</text:p>
          </table:table-cell>
          <table:table-cell table:formula="of:=ROUND([.V19]*2)/2" office:value-type="float" office:value="0.5" calcext:value-type="float">
            <text:p>0.5</text:p>
          </table:table-cell>
          <table:table-cell table:formula="of:=[.W19]-[.N19]" office:value-type="float" office:value="0" calcext:value-type="float">
            <text:p>0</text:p>
          </table:table-cell>
          <table:table-cell table:number-columns-repeated="5"/>
          <table:table-cell office:value-type="float" office:value="2629" calcext:value-type="float">
            <text:p>2629</text:p>
          </table:table-cell>
          <table:table-cell table:formula="of:=[.AD19]-[.$AC$3]" office:value-type="float" office:value="17.4899999999998" calcext:value-type="float">
            <text:p>17.49</text:p>
          </table:table-cell>
          <table:table-cell table:formula="of:=[.AE19]/[.$AC$5]" office:value-type="float" office:value="0.398820881599051" calcext:value-type="float">
            <text:p>0.3988208816</text:p>
          </table:table-cell>
          <table:table-cell table:formula="of:=ROUND([.AF19]*2)/2"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formula="of:=[.AH19]-[.AG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formula="of:=[.B20]-[.$A$3]" office:value-type="float" office:value="-27.1599999999999" calcext:value-type="float">
            <text:p>-27.16</text:p>
          </table:table-cell>
          <table:table-cell table:formula="of:=[.C20]/[.$A$5]" office:value-type="float" office:value="-0.607953134335514" calcext:value-type="float">
            <text:p>-0.6079531343</text:p>
          </table:table-cell>
          <table:table-cell table:formula="of:=ROUND([.D20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35.8396670315" calcext:value-type="float">
            <text:p>2535.8396670315</text:p>
          </table:table-cell>
          <table:table-cell table:formula="of:=[.K20]-[.$J$3]" office:value-type="float" office:value="-29.1378188622102" calcext:value-type="float">
            <text:p>-29.1378188622</text:p>
          </table:table-cell>
          <table:table-cell table:formula="of:=[.L20]/[.$J$5]" office:value-type="float" office:value="-0.608652514930985" calcext:value-type="float">
            <text:p>-0.6086525149</text:p>
          </table:table-cell>
          <table:table-cell table:formula="of:=ROUND([.M20]*2)/2" office:value-type="float" office:value="-0.5" calcext:value-type="float">
            <text:p>-0.5</text:p>
          </table:table-cell>
          <table:table-cell table:number-columns-repeated="5"/>
          <table:table-cell table:formula="of:=ROUND([.K20])" office:value-type="float" office:value="2536" calcext:value-type="float">
            <text:p>2536</text:p>
          </table:table-cell>
          <table:table-cell table:formula="of:=[.T20]-[.$S$3]" office:value-type="float" office:value="-29.04" calcext:value-type="float">
            <text:p>-29.04</text:p>
          </table:table-cell>
          <table:table-cell table:formula="of:=[.U20]/[.$S$5]" office:value-type="float" office:value="-0.613024171790311" calcext:value-type="float">
            <text:p>-0.6130241718</text:p>
          </table:table-cell>
          <table:table-cell table:formula="of:=ROUND([.V20]*2)/2" office:value-type="float" office:value="-0.5" calcext:value-type="float">
            <text:p>-0.5</text:p>
          </table:table-cell>
          <table:table-cell table:formula="of:=[.W20]-[.N20]" office:value-type="float" office:value="0" calcext:value-type="float">
            <text:p>0</text:p>
          </table:table-cell>
          <table:table-cell table:number-columns-repeated="5"/>
          <table:table-cell office:value-type="float" office:value="2650" calcext:value-type="float">
            <text:p>2650</text:p>
          </table:table-cell>
          <table:table-cell table:formula="of:=[.AD20]-[.$AC$3]" office:value-type="float" office:value="38.4899999999998" calcext:value-type="float">
            <text:p>38.49</text:p>
          </table:table-cell>
          <table:table-cell table:formula="of:=[.AE20]/[.$AC$5]" office:value-type="float" office:value="0.877679573055893" calcext:value-type="float">
            <text:p>0.8776795731</text:p>
          </table:table-cell>
          <table:table-cell table:formula="of:=ROUND([.AF20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20]-[.AG2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21]-[.$A$3]" office:value-type="float" office:value="24.8400000000001" calcext:value-type="float">
            <text:p>24.84</text:p>
          </table:table-cell>
          <table:table-cell table:formula="of:=[.C21]/[.$A$5]" office:value-type="float" office:value="0.55602193876636" calcext:value-type="float">
            <text:p>0.5560219388</text:p>
          </table:table-cell>
          <table:table-cell table:formula="of:=ROUND([.D21]*2)/2" office:value-type="float" office:value="0.5" calcext:value-type="float">
            <text:p>0.5</text:p>
          </table:table-cell>
          <table:table-cell table:number-columns-repeated="5"/>
          <table:table-cell office:value-type="float" office:value="2591.58876351464" calcext:value-type="float">
            <text:p>2591.5887635146</text:p>
          </table:table-cell>
          <table:table-cell table:formula="of:=[.K21]-[.$J$3]" office:value-type="float" office:value="26.6112776209297" calcext:value-type="float">
            <text:p>26.6112776209</text:p>
          </table:table-cell>
          <table:table-cell table:formula="of:=[.L21]/[.$J$5]" office:value-type="float" office:value="0.55587623514648" calcext:value-type="float">
            <text:p>0.5558762351</text:p>
          </table:table-cell>
          <table:table-cell table:formula="of:=ROUND([.M21]*2)/2" office:value-type="float" office:value="0.5" calcext:value-type="float">
            <text:p>0.5</text:p>
          </table:table-cell>
          <table:table-cell table:number-columns-repeated="5"/>
          <table:table-cell table:formula="of:=ROUND([.K21])" office:value-type="float" office:value="2592" calcext:value-type="float">
            <text:p>2592</text:p>
          </table:table-cell>
          <table:table-cell table:formula="of:=[.T21]-[.$S$3]" office:value-type="float" office:value="26.96" calcext:value-type="float">
            <text:p>26.96</text:p>
          </table:table-cell>
          <table:table-cell table:formula="of:=[.U21]/[.$S$5]" office:value-type="float" office:value="0.569116104389354" calcext:value-type="float">
            <text:p>0.5691161044</text:p>
          </table:table-cell>
          <table:table-cell table:formula="of:=ROUND([.V21]*2)/2" office:value-type="float" office:value="0.5" calcext:value-type="float">
            <text:p>0.5</text:p>
          </table:table-cell>
          <table:table-cell table:formula="of:=[.W21]-[.N21]" office:value-type="float" office:value="0" calcext:value-type="float">
            <text:p>0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formula="of:=[.AD21]-[.$AC$3]" office:value-type="float" office:value="40.4899999999998" calcext:value-type="float">
            <text:p>40.49</text:p>
          </table:table-cell>
          <table:table-cell table:formula="of:=[.AE21]/[.$AC$5]" office:value-type="float" office:value="0.923285162718449" calcext:value-type="float">
            <text:p>0.9232851627</text:p>
          </table:table-cell>
          <table:table-cell table:formula="of:=ROUND([.AF21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21]-[.AG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22]-[.$A$3]" office:value-type="float" office:value="-17.1599999999999" calcext:value-type="float">
            <text:p>-17.16</text:p>
          </table:table-cell>
          <table:table-cell table:formula="of:=[.C22]/[.$A$5]" office:value-type="float" office:value="-0.384111774123615" calcext:value-type="float">
            <text:p>-0.3841117741</text:p>
          </table:table-cell>
          <table:table-cell table:formula="of:=ROUND([.D22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6.55420688894" calcext:value-type="float">
            <text:p>2546.5542068889</text:p>
          </table:table-cell>
          <table:table-cell table:formula="of:=[.K22]-[.$J$3]" office:value-type="float" office:value="-18.4232790047704" calcext:value-type="float">
            <text:p>-18.4232790048</text:p>
          </table:table-cell>
          <table:table-cell table:formula="of:=[.L22]/[.$J$5]" office:value-type="float" office:value="-0.384839206824492" calcext:value-type="float">
            <text:p>-0.3848392068</text:p>
          </table:table-cell>
          <table:table-cell table:formula="of:=ROUND([.M22]*2)/2" office:value-type="float" office:value="-0.5" calcext:value-type="float">
            <text:p>-0.5</text:p>
          </table:table-cell>
          <table:table-cell table:number-columns-repeated="5"/>
          <table:table-cell table:formula="of:=ROUND([.K22])" office:value-type="float" office:value="2547" calcext:value-type="float">
            <text:p>2547</text:p>
          </table:table-cell>
          <table:table-cell table:formula="of:=[.T22]-[.$S$3]" office:value-type="float" office:value="-18.04" calcext:value-type="float">
            <text:p>-18.04</text:p>
          </table:table-cell>
          <table:table-cell table:formula="of:=[.U22]/[.$S$5]" office:value-type="float" office:value="-0.380818046112163" calcext:value-type="float">
            <text:p>-0.3808180461</text:p>
          </table:table-cell>
          <table:table-cell table:formula="of:=ROUND([.V22]*2)/2" office:value-type="float" office:value="-0.5" calcext:value-type="float">
            <text:p>-0.5</text:p>
          </table:table-cell>
          <table:table-cell table:formula="of:=[.W22]-[.N22]" office:value-type="float" office:value="0" calcext:value-type="float">
            <text:p>0</text:p>
          </table:table-cell>
          <table:table-cell table:number-columns-repeated="5"/>
          <table:table-cell office:value-type="float" office:value="2534" calcext:value-type="float">
            <text:p>2534</text:p>
          </table:table-cell>
          <table:table-cell table:formula="of:=[.AD22]-[.$AC$3]" office:value-type="float" office:value="-77.5100000000002" calcext:value-type="float">
            <text:p>-77.51</text:p>
          </table:table-cell>
          <table:table-cell table:formula="of:=[.AE22]/[.$AC$5]" office:value-type="float" office:value="-1.76744462737238" calcext:value-type="float">
            <text:p>-1.7674446274</text:p>
          </table:table-cell>
          <table:table-cell table:formula="of:=ROUND([.AF22]*2)/2" office:value-type="float" office:value="-2" calcext:value-type="float">
            <text:p>-2</text:p>
          </table:table-cell>
          <table:table-cell table:style-name="ce5" office:value-type="float" office:value="-1.5" calcext:value-type="float">
            <text:p>-1.5</text:p>
          </table:table-cell>
          <table:table-cell table:formula="of:=[.AH22]-[.AG22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table:formula="of:=[.B23]-[.$A$3]" office:value-type="float" office:value="-19.1599999999999" calcext:value-type="float">
            <text:p>-19.16</text:p>
          </table:table-cell>
          <table:table-cell table:formula="of:=[.C23]/[.$A$5]" office:value-type="float" office:value="-0.428880046165995" calcext:value-type="float">
            <text:p>-0.4288800462</text:p>
          </table:table-cell>
          <table:table-cell table:formula="of:=ROUND([.D23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4.41105372954" calcext:value-type="float">
            <text:p>2544.4110537295</text:p>
          </table:table-cell>
          <table:table-cell table:formula="of:=[.K23]-[.$J$3]" office:value-type="float" office:value="-20.5664321641702" calcext:value-type="float">
            <text:p>-20.5664321642</text:p>
          </table:table-cell>
          <table:table-cell table:formula="of:=[.L23]/[.$J$5]" office:value-type="float" office:value="-0.429606990113953" calcext:value-type="float">
            <text:p>-0.4296069901</text:p>
          </table:table-cell>
          <table:table-cell table:formula="of:=ROUND([.M23]*2)/2" office:value-type="float" office:value="-0.5" calcext:value-type="float">
            <text:p>-0.5</text:p>
          </table:table-cell>
          <table:table-cell table:number-columns-repeated="5"/>
          <table:table-cell table:formula="of:=ROUND([.K23])" office:value-type="float" office:value="2544" calcext:value-type="float">
            <text:p>2544</text:p>
          </table:table-cell>
          <table:table-cell table:formula="of:=[.T23]-[.$S$3]" office:value-type="float" office:value="-21.04" calcext:value-type="float">
            <text:p>-21.04</text:p>
          </table:table-cell>
          <table:table-cell table:formula="of:=[.U23]/[.$S$5]" office:value-type="float" office:value="-0.444146989478931" calcext:value-type="float">
            <text:p>-0.4441469895</text:p>
          </table:table-cell>
          <table:table-cell table:formula="of:=ROUND([.V23]*2)/2" office:value-type="float" office:value="-0.5" calcext:value-type="float">
            <text:p>-0.5</text:p>
          </table:table-cell>
          <table:table-cell table:formula="of:=[.W23]-[.N23]" office:value-type="float" office:value="0" calcext:value-type="float">
            <text:p>0</text:p>
          </table:table-cell>
          <table:table-cell table:number-columns-repeated="5"/>
          <table:table-cell office:value-type="float" office:value="2545" calcext:value-type="float">
            <text:p>2545</text:p>
          </table:table-cell>
          <table:table-cell table:formula="of:=[.AD23]-[.$AC$3]" office:value-type="float" office:value="-66.5100000000002" calcext:value-type="float">
            <text:p>-66.51</text:p>
          </table:table-cell>
          <table:table-cell table:formula="of:=[.AE23]/[.$AC$5]" office:value-type="float" office:value="-1.51661388422832" calcext:value-type="float">
            <text:p>-1.5166138842</text:p>
          </table:table-cell>
          <table:table-cell table:formula="of:=ROUND([.AF23]*2)/2" office:value-type="float" office:value="-1.5" calcext:value-type="float">
            <text:p>-1.5</text:p>
          </table:table-cell>
          <table:table-cell table:style-name="ce5" office:value-type="float" office:value="-1.5" calcext:value-type="float">
            <text:p>-1.5</text:p>
          </table:table-cell>
          <table:table-cell table:formula="of:=[.AH23]-[.AG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24]-[.$A$3]" office:value-type="float" office:value="10.8400000000001" calcext:value-type="float">
            <text:p>10.84</text:p>
          </table:table-cell>
          <table:table-cell table:formula="of:=[.C24]/[.$A$5]" office:value-type="float" office:value="0.242644034469702" calcext:value-type="float">
            <text:p>0.2426440345</text:p>
          </table:table-cell>
          <table:table-cell table:formula="of:=ROUND([.D24]*2)/2" office:value-type="float" office:value="0" calcext:value-type="float">
            <text:p>0</text:p>
          </table:table-cell>
          <table:table-cell table:number-columns-repeated="5"/>
          <table:table-cell office:value-type="float" office:value="2576.57123048472" calcext:value-type="float">
            <text:p>2576.5712304847</text:p>
          </table:table-cell>
          <table:table-cell table:formula="of:=[.K24]-[.$J$3]" office:value-type="float" office:value="11.5937445910099" calcext:value-type="float">
            <text:p>11.593744591</text:p>
          </table:table-cell>
          <table:table-cell table:formula="of:=[.L24]/[.$J$5]" office:value-type="float" office:value="0.242178793002848" calcext:value-type="float">
            <text:p>0.242178793</text:p>
          </table:table-cell>
          <table:table-cell table:formula="of:=ROUND([.M24]*2)/2" office:value-type="float" office:value="0" calcext:value-type="float">
            <text:p>0</text:p>
          </table:table-cell>
          <table:table-cell table:number-columns-repeated="5"/>
          <table:table-cell table:formula="of:=ROUND([.K24])" office:value-type="float" office:value="2577" calcext:value-type="float">
            <text:p>2577</text:p>
          </table:table-cell>
          <table:table-cell table:formula="of:=[.T24]-[.$S$3]" office:value-type="float" office:value="11.96" calcext:value-type="float">
            <text:p>11.96</text:p>
          </table:table-cell>
          <table:table-cell table:formula="of:=[.U24]/[.$S$5]" office:value-type="float" office:value="0.252471387555515" calcext:value-type="float">
            <text:p>0.2524713876</text:p>
          </table:table-cell>
          <table:table-cell table:formula="of:=ROUND([.V24]*2)/2" office:value-type="float" office:value="0.5" calcext:value-type="float">
            <text:p>0.5</text:p>
          </table:table-cell>
          <table:table-cell table:formula="of:=[.W24]-[.N24]" office:value-type="float" office:value="0.5" calcext:value-type="float">
            <text:p>0.5</text:p>
          </table:table-cell>
          <table:table-cell table:number-columns-repeated="5"/>
          <table:table-cell office:value-type="float" office:value="2606" calcext:value-type="float">
            <text:p>2606</text:p>
          </table:table-cell>
          <table:table-cell table:formula="of:=[.AD24]-[.$AC$3]" office:value-type="float" office:value="-5.51000000000022" calcext:value-type="float">
            <text:p>-5.51</text:p>
          </table:table-cell>
          <table:table-cell table:formula="of:=[.AE24]/[.$AC$5]" office:value-type="float" office:value="-0.125643399520348" calcext:value-type="float">
            <text:p>-0.1256433995</text:p>
          </table:table-cell>
          <table:table-cell table:formula="of:=ROUND([.AF24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24]-[.AG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formula="of:=[.B25]-[.$A$3]" office:value-type="float" office:value="-28.1599999999999" calcext:value-type="float">
            <text:p>-28.16</text:p>
          </table:table-cell>
          <table:table-cell table:formula="of:=[.C25]/[.$A$5]" office:value-type="float" office:value="-0.630337270356704" calcext:value-type="float">
            <text:p>-0.6303372704</text:p>
          </table:table-cell>
          <table:table-cell table:formula="of:=ROUND([.D25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34.76838159075" calcext:value-type="float">
            <text:p>2534.7683815908</text:p>
          </table:table-cell>
          <table:table-cell table:formula="of:=[.K25]-[.$J$3]" office:value-type="float" office:value="-30.2091043029604" calcext:value-type="float">
            <text:p>-30.209104303</text:p>
          </table:table-cell>
          <table:table-cell table:formula="of:=[.L25]/[.$J$5]" office:value-type="float" office:value="-0.631030325047967" calcext:value-type="float">
            <text:p>-0.631030325</text:p>
          </table:table-cell>
          <table:table-cell table:formula="of:=ROUND([.M25]*2)/2" office:value-type="float" office:value="-0.5" calcext:value-type="float">
            <text:p>-0.5</text:p>
          </table:table-cell>
          <table:table-cell table:number-columns-repeated="5"/>
          <table:table-cell table:formula="of:=ROUND([.K25])" office:value-type="float" office:value="2535" calcext:value-type="float">
            <text:p>2535</text:p>
          </table:table-cell>
          <table:table-cell table:formula="of:=[.T25]-[.$S$3]" office:value-type="float" office:value="-30.04" calcext:value-type="float">
            <text:p>-30.04</text:p>
          </table:table-cell>
          <table:table-cell table:formula="of:=[.U25]/[.$S$5]" office:value-type="float" office:value="-0.634133819579234" calcext:value-type="float">
            <text:p>-0.6341338196</text:p>
          </table:table-cell>
          <table:table-cell table:formula="of:=ROUND([.V25]*2)/2" office:value-type="float" office:value="-0.5" calcext:value-type="float">
            <text:p>-0.5</text:p>
          </table:table-cell>
          <table:table-cell table:formula="of:=[.W25]-[.N25]" office:value-type="float" office:value="0" calcext:value-type="float">
            <text:p>0</text:p>
          </table:table-cell>
          <table:table-cell table:number-columns-repeated="5"/>
          <table:table-cell office:value-type="float" office:value="2643" calcext:value-type="float">
            <text:p>2643</text:p>
          </table:table-cell>
          <table:table-cell table:formula="of:=[.AD25]-[.$AC$3]" office:value-type="float" office:value="31.4899999999998" calcext:value-type="float">
            <text:p>31.49</text:p>
          </table:table-cell>
          <table:table-cell table:formula="of:=[.AE25]/[.$AC$5]" office:value-type="float" office:value="0.718060009236945" calcext:value-type="float">
            <text:p>0.7180600092</text:p>
          </table:table-cell>
          <table:table-cell table:formula="of:=ROUND([.AF25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25]-[.AG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formula="of:=[.B26]-[.$A$3]" office:value-type="float" office:value="-30.1599999999999" calcext:value-type="float">
            <text:p>-30.16</text:p>
          </table:table-cell>
          <table:table-cell table:formula="of:=[.C26]/[.$A$5]" office:value-type="float" office:value="-0.675105542399084" calcext:value-type="float">
            <text:p>-0.6751055424</text:p>
          </table:table-cell>
          <table:table-cell table:formula="of:=ROUND([.D26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32.62590262579" calcext:value-type="float">
            <text:p>2532.6259026258</text:p>
          </table:table-cell>
          <table:table-cell table:formula="of:=[.K26]-[.$J$3]" office:value-type="float" office:value="-32.3515832679204" calcext:value-type="float">
            <text:p>-32.3515832679</text:p>
          </table:table-cell>
          <table:table-cell table:formula="of:=[.L26]/[.$J$5]" office:value-type="float" office:value="-0.675784025260609" calcext:value-type="float">
            <text:p>-0.6757840253</text:p>
          </table:table-cell>
          <table:table-cell table:formula="of:=ROUND([.M26]*2)/2" office:value-type="float" office:value="-0.5" calcext:value-type="float">
            <text:p>-0.5</text:p>
          </table:table-cell>
          <table:table-cell table:number-columns-repeated="5"/>
          <table:table-cell table:formula="of:=ROUND([.K26])" office:value-type="float" office:value="2533" calcext:value-type="float">
            <text:p>2533</text:p>
          </table:table-cell>
          <table:table-cell table:formula="of:=[.T26]-[.$S$3]" office:value-type="float" office:value="-32.04" calcext:value-type="float">
            <text:p>-32.04</text:p>
          </table:table-cell>
          <table:table-cell table:formula="of:=[.U26]/[.$S$5]" office:value-type="float" office:value="-0.676353115157079" calcext:value-type="float">
            <text:p>-0.6763531152</text:p>
          </table:table-cell>
          <table:table-cell table:formula="of:=ROUND([.V26]*2)/2" office:value-type="float" office:value="-0.5" calcext:value-type="float">
            <text:p>-0.5</text:p>
          </table:table-cell>
          <table:table-cell table:formula="of:=[.W26]-[.N26]" office:value-type="float" office:value="0" calcext:value-type="float">
            <text:p>0</text:p>
          </table:table-cell>
          <table:table-cell table:number-columns-repeated="5"/>
          <table:table-cell office:value-type="float" office:value="2678" calcext:value-type="float">
            <text:p>2678</text:p>
          </table:table-cell>
          <table:table-cell table:formula="of:=[.AD26]-[.$AC$3]" office:value-type="float" office:value="66.4899999999998" calcext:value-type="float">
            <text:p>66.49</text:p>
          </table:table-cell>
          <table:table-cell table:formula="of:=[.AE26]/[.$AC$5]" office:value-type="float" office:value="1.51615782833168" calcext:value-type="float">
            <text:p>1.5161578283</text:p>
          </table:table-cell>
          <table:table-cell table:formula="of:=ROUND([.AF26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26]-[.AG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27]-[.$A$3]" office:value-type="float" office:value="-1.15999999999985" calcext:value-type="float">
            <text:p>-1.16</text:p>
          </table:table-cell>
          <table:table-cell table:formula="of:=[.C27]/[.$A$5]" office:value-type="float" office:value="-0.025965597784577" calcext:value-type="float">
            <text:p>-0.0259655978</text:p>
          </table:table-cell>
          <table:table-cell table:formula="of:=ROUND([.D27]*2)/2" office:value-type="float" office:value="-0" calcext:value-type="float">
            <text:p>0</text:p>
          </table:table-cell>
          <table:table-cell table:number-columns-repeated="5"/>
          <table:table-cell office:value-type="float" office:value="2563.70384718806" calcext:value-type="float">
            <text:p>2563.7038471881</text:p>
          </table:table-cell>
          <table:table-cell table:formula="of:=[.K27]-[.$J$3]" office:value-type="float" office:value="-1.27363870565023" calcext:value-type="float">
            <text:p>-1.2736387057</text:p>
          </table:table-cell>
          <table:table-cell table:formula="of:=[.L27]/[.$J$5]" office:value-type="float" office:value="-0.026604716192839" calcext:value-type="float">
            <text:p>-0.0266047162</text:p>
          </table:table-cell>
          <table:table-cell table:formula="of:=ROUND([.M27]*2)/2" office:value-type="float" office:value="-0" calcext:value-type="float">
            <text:p>0</text:p>
          </table:table-cell>
          <table:table-cell table:number-columns-repeated="5"/>
          <table:table-cell table:formula="of:=ROUND([.K27])" office:value-type="float" office:value="2564" calcext:value-type="float">
            <text:p>2564</text:p>
          </table:table-cell>
          <table:table-cell table:formula="of:=[.T27]-[.$S$3]" office:value-type="float" office:value="-1.03999999999996" calcext:value-type="float">
            <text:p>-1.04</text:p>
          </table:table-cell>
          <table:table-cell table:formula="of:=[.U27]/[.$S$5]" office:value-type="float" office:value="-0.0219540337004787" calcext:value-type="float">
            <text:p>-0.0219540337</text:p>
          </table:table-cell>
          <table:table-cell table:formula="of:=ROUND([.V27]*2)/2" office:value-type="float" office:value="-0" calcext:value-type="float">
            <text:p>0</text:p>
          </table:table-cell>
          <table:table-cell table:formula="of:=[.W27]-[.N27]" office:value-type="float" office:value="0" calcext:value-type="float">
            <text:p>0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formula="of:=[.AD27]-[.$AC$3]" office:value-type="float" office:value="68.4899999999998" calcext:value-type="float">
            <text:p>68.49</text:p>
          </table:table-cell>
          <table:table-cell table:formula="of:=[.AE27]/[.$AC$5]" office:value-type="float" office:value="1.56176341799424" calcext:value-type="float">
            <text:p>1.561763418</text:p>
          </table:table-cell>
          <table:table-cell table:formula="of:=ROUND([.AF27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27]-[.AG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table:formula="of:=[.B28]-[.$A$3]" office:value-type="float" office:value="58.8400000000001" calcext:value-type="float">
            <text:p>58.84</text:p>
          </table:table-cell>
          <table:table-cell table:formula="of:=[.C28]/[.$A$5]" office:value-type="float" office:value="1.31708256348682" calcext:value-type="float">
            <text:p>1.3170825635</text:p>
          </table:table-cell>
          <table:table-cell table:formula="of:=ROUND([.D28]*2)/2" office:value-type="float" office:value="1.5" calcext:value-type="float">
            <text:p>1.5</text:p>
          </table:table-cell>
          <table:table-cell table:number-columns-repeated="5"/>
          <table:table-cell office:value-type="float" office:value="2628.0849809269" calcext:value-type="float">
            <text:p>2628.0849809269</text:p>
          </table:table-cell>
          <table:table-cell table:formula="of:=[.K28]-[.$J$3]" office:value-type="float" office:value="63.1074950331895" calcext:value-type="float">
            <text:p>63.1074950332</text:p>
          </table:table-cell>
          <table:table-cell table:formula="of:=[.L28]/[.$J$5]" office:value-type="float" office:value="1.31823647283226" calcext:value-type="float">
            <text:p>1.3182364728</text:p>
          </table:table-cell>
          <table:table-cell table:formula="of:=ROUND([.M28]*2)/2" office:value-type="float" office:value="1.5" calcext:value-type="float">
            <text:p>1.5</text:p>
          </table:table-cell>
          <table:table-cell table:number-columns-repeated="5"/>
          <table:table-cell table:formula="of:=ROUND([.K28])" office:value-type="float" office:value="2628" calcext:value-type="float">
            <text:p>2628</text:p>
          </table:table-cell>
          <table:table-cell table:formula="of:=[.T28]-[.$S$3]" office:value-type="float" office:value="62.96" calcext:value-type="float">
            <text:p>62.96</text:p>
          </table:table-cell>
          <table:table-cell table:formula="of:=[.U28]/[.$S$5]" office:value-type="float" office:value="1.32906342479057" calcext:value-type="float">
            <text:p>1.3290634248</text:p>
          </table:table-cell>
          <table:table-cell table:formula="of:=ROUND([.V28]*2)/2" office:value-type="float" office:value="1.5" calcext:value-type="float">
            <text:p>1.5</text:p>
          </table:table-cell>
          <table:table-cell table:formula="of:=[.W28]-[.N28]" office:value-type="float" office:value="0" calcext:value-type="float">
            <text:p>0</text:p>
          </table:table-cell>
          <table:table-cell table:number-columns-repeated="5"/>
          <table:table-cell office:value-type="float" office:value="2678" calcext:value-type="float">
            <text:p>2678</text:p>
          </table:table-cell>
          <table:table-cell table:formula="of:=[.AD28]-[.$AC$3]" office:value-type="float" office:value="66.4899999999998" calcext:value-type="float">
            <text:p>66.49</text:p>
          </table:table-cell>
          <table:table-cell table:formula="of:=[.AE28]/[.$AC$5]" office:value-type="float" office:value="1.51615782833168" calcext:value-type="float">
            <text:p>1.5161578283</text:p>
          </table:table-cell>
          <table:table-cell table:formula="of:=ROUND([.AF28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28]-[.AG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table:formula="of:=[.B29]-[.$A$3]" office:value-type="float" office:value="-6.15999999999985" calcext:value-type="float">
            <text:p>-6.16</text:p>
          </table:table-cell>
          <table:table-cell table:formula="of:=[.C29]/[.$A$5]" office:value-type="float" office:value="-0.137886277890526" calcext:value-type="float">
            <text:p>-0.1378862779</text:p>
          </table:table-cell>
          <table:table-cell table:formula="of:=ROUND([.D29]*2)/2" office:value-type="float" office:value="-0" calcext:value-type="float">
            <text:p>0</text:p>
          </table:table-cell>
          <table:table-cell table:number-columns-repeated="5"/>
          <table:table-cell office:value-type="float" office:value="2558.34374129085" calcext:value-type="float">
            <text:p>2558.3437412909</text:p>
          </table:table-cell>
          <table:table-cell table:formula="of:=[.K29]-[.$J$3]" office:value-type="float" office:value="-6.63374460286013" calcext:value-type="float">
            <text:p>-6.6337446029</text:p>
          </table:table-cell>
          <table:table-cell table:formula="of:=[.L29]/[.$J$5]" office:value-type="float" office:value="-0.138570610073262" calcext:value-type="float">
            <text:p>-0.1385706101</text:p>
          </table:table-cell>
          <table:table-cell table:formula="of:=ROUND([.M29]*2)/2" office:value-type="float" office:value="-0" calcext:value-type="float">
            <text:p>0</text:p>
          </table:table-cell>
          <table:table-cell table:number-columns-repeated="5"/>
          <table:table-cell table:formula="of:=ROUND([.K29])" office:value-type="float" office:value="2558" calcext:value-type="float">
            <text:p>2558</text:p>
          </table:table-cell>
          <table:table-cell table:formula="of:=[.T29]-[.$S$3]" office:value-type="float" office:value="-7.03999999999996" calcext:value-type="float">
            <text:p>-7.04</text:p>
          </table:table-cell>
          <table:table-cell table:formula="of:=[.U29]/[.$S$5]" office:value-type="float" office:value="-0.148611920434014" calcext:value-type="float">
            <text:p>-0.1486119204</text:p>
          </table:table-cell>
          <table:table-cell table:formula="of:=ROUND([.V29]*2)/2" office:value-type="float" office:value="-0" calcext:value-type="float">
            <text:p>0</text:p>
          </table:table-cell>
          <table:table-cell table:formula="of:=[.W29]-[.N29]" office:value-type="float" office:value="0" calcext:value-type="float">
            <text:p>0</text:p>
          </table:table-cell>
          <table:table-cell table:number-columns-repeated="5"/>
          <table:table-cell office:value-type="float" office:value="2619" calcext:value-type="float">
            <text:p>2619</text:p>
          </table:table-cell>
          <table:table-cell table:formula="of:=[.AD29]-[.$AC$3]" office:value-type="float" office:value="7.48999999999978" calcext:value-type="float">
            <text:p>7.49</text:p>
          </table:table-cell>
          <table:table-cell table:formula="of:=[.AE29]/[.$AC$5]" office:value-type="float" office:value="0.170792933286269" calcext:value-type="float">
            <text:p>0.1707929333</text:p>
          </table:table-cell>
          <table:table-cell table:formula="of:=ROUND([.AF29]*2)/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29]-[.AG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table:formula="of:=[.B30]-[.$A$3]" office:value-type="float" office:value="0.840000000000146" calcext:value-type="float">
            <text:p>0.84</text:p>
          </table:table-cell>
          <table:table-cell table:formula="of:=[.C30]/[.$A$5]" office:value-type="float" office:value="0.0188026742578028" calcext:value-type="float">
            <text:p>0.0188026743</text:p>
          </table:table-cell>
          <table:table-cell table:formula="of:=ROUND([.D30]*2)/2" office:value-type="float" office:value="0" calcext:value-type="float">
            <text:p>0</text:p>
          </table:table-cell>
          <table:table-cell table:number-columns-repeated="5"/>
          <table:table-cell office:value-type="float" office:value="2565.84810426136" calcext:value-type="float">
            <text:p>2565.8481042614</text:p>
          </table:table-cell>
          <table:table-cell table:formula="of:=[.K30]-[.$J$3]" office:value-type="float" office:value="0.870618367649513" calcext:value-type="float">
            <text:p>0.8706183676</text:p>
          </table:table-cell>
          <table:table-cell table:formula="of:=[.L30]/[.$J$5]" office:value-type="float" office:value="0.0181861264743544" calcext:value-type="float">
            <text:p>0.0181861265</text:p>
          </table:table-cell>
          <table:table-cell table:formula="of:=ROUND([.M30]*2)/2" office:value-type="float" office:value="0" calcext:value-type="float">
            <text:p>0</text:p>
          </table:table-cell>
          <table:table-cell table:number-columns-repeated="5"/>
          <table:table-cell table:formula="of:=ROUND([.K30])" office:value-type="float" office:value="2566" calcext:value-type="float">
            <text:p>2566</text:p>
          </table:table-cell>
          <table:table-cell table:formula="of:=[.T30]-[.$S$3]" office:value-type="float" office:value="0.960000000000036" calcext:value-type="float">
            <text:p>0.96</text:p>
          </table:table-cell>
          <table:table-cell table:formula="of:=[.U30]/[.$S$5]" office:value-type="float" office:value="0.0202652618773665" calcext:value-type="float">
            <text:p>0.0202652619</text:p>
          </table:table-cell>
          <table:table-cell table:formula="of:=ROUND([.V30]*2)/2" office:value-type="float" office:value="0" calcext:value-type="float">
            <text:p>0</text:p>
          </table:table-cell>
          <table:table-cell table:formula="of:=[.W30]-[.N30]" office:value-type="float" office:value="0" calcext:value-type="float">
            <text:p>0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formula="of:=[.AD30]-[.$AC$3]" office:value-type="float" office:value="39.4899999999998" calcext:value-type="float">
            <text:p>39.49</text:p>
          </table:table-cell>
          <table:table-cell table:formula="of:=[.AE30]/[.$AC$5]" office:value-type="float" office:value="0.900482367887171" calcext:value-type="float">
            <text:p>0.9004823679</text:p>
          </table:table-cell>
          <table:table-cell table:formula="of:=ROUND([.AF30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30]-[.AG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formula="of:=[.B31]-[.$A$3]" office:value-type="float" office:value="-15.1599999999999" calcext:value-type="float">
            <text:p>-15.16</text:p>
          </table:table-cell>
          <table:table-cell table:formula="of:=[.C31]/[.$A$5]" office:value-type="float" office:value="-0.339343502081236" calcext:value-type="float">
            <text:p>-0.3393435021</text:p>
          </table:table-cell>
          <table:table-cell table:formula="of:=ROUND([.D31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8.69748266333" calcext:value-type="float">
            <text:p>2548.6974826633</text:p>
          </table:table-cell>
          <table:table-cell table:formula="of:=[.K31]-[.$J$3]" office:value-type="float" office:value="-16.2800032303803" calcext:value-type="float">
            <text:p>-16.2800032304</text:p>
          </table:table-cell>
          <table:table-cell table:formula="of:=[.L31]/[.$J$5]" office:value-type="float" office:value="-0.34006886226157" calcext:value-type="float">
            <text:p>-0.3400688623</text:p>
          </table:table-cell>
          <table:table-cell table:formula="of:=ROUND([.M31]*2)/2" office:value-type="float" office:value="-0.5" calcext:value-type="float">
            <text:p>-0.5</text:p>
          </table:table-cell>
          <table:table-cell table:number-columns-repeated="5"/>
          <table:table-cell table:formula="of:=ROUND([.K31])" office:value-type="float" office:value="2549" calcext:value-type="float">
            <text:p>2549</text:p>
          </table:table-cell>
          <table:table-cell table:formula="of:=[.T31]-[.$S$3]" office:value-type="float" office:value="-16.04" calcext:value-type="float">
            <text:p>-16.04</text:p>
          </table:table-cell>
          <table:table-cell table:formula="of:=[.U31]/[.$S$5]" office:value-type="float" office:value="-0.338598750534318" calcext:value-type="float">
            <text:p>-0.3385987505</text:p>
          </table:table-cell>
          <table:table-cell table:formula="of:=ROUND([.V31]*2)/2" office:value-type="float" office:value="-0.5" calcext:value-type="float">
            <text:p>-0.5</text:p>
          </table:table-cell>
          <table:table-cell table:formula="of:=[.W31]-[.N31]" office:value-type="float" office:value="0" calcext:value-type="float">
            <text:p>0</text:p>
          </table:table-cell>
          <table:table-cell table:number-columns-repeated="5"/>
          <table:table-cell office:value-type="float" office:value="2620" calcext:value-type="float">
            <text:p>2620</text:p>
          </table:table-cell>
          <table:table-cell table:formula="of:=[.AD31]-[.$AC$3]" office:value-type="float" office:value="8.48999999999978" calcext:value-type="float">
            <text:p>8.49</text:p>
          </table:table-cell>
          <table:table-cell table:formula="of:=[.AE31]/[.$AC$5]" office:value-type="float" office:value="0.193595728117547" calcext:value-type="float">
            <text:p>0.1935957281</text:p>
          </table:table-cell>
          <table:table-cell table:formula="of:=ROUND([.AF31]*2)/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31]-[.AG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32]-[.$A$3]" office:value-type="float" office:value="-20.1599999999999" calcext:value-type="float">
            <text:p>-20.16</text:p>
          </table:table-cell>
          <table:table-cell table:formula="of:=[.C32]/[.$A$5]" office:value-type="float" office:value="-0.451264182187185" calcext:value-type="float">
            <text:p>-0.4512641822</text:p>
          </table:table-cell>
          <table:table-cell table:formula="of:=ROUND([.D32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32]-[.$J$3]" office:value-type="float" office:value="-21.6379627665301" calcext:value-type="float">
            <text:p>-21.6379627665</text:p>
          </table:table-cell>
          <table:table-cell table:formula="of:=[.L32]/[.$J$5]" office:value-type="float" office:value="-0.451989921349678" calcext:value-type="float">
            <text:p>-0.4519899213</text:p>
          </table:table-cell>
          <table:table-cell table:formula="of:=ROUND([.M32]*2)/2" office:value-type="float" office:value="-0.5" calcext:value-type="float">
            <text:p>-0.5</text:p>
          </table:table-cell>
          <table:table-cell table:number-columns-repeated="5"/>
          <table:table-cell table:formula="of:=ROUND([.K32])" office:value-type="float" office:value="2543" calcext:value-type="float">
            <text:p>2543</text:p>
          </table:table-cell>
          <table:table-cell table:formula="of:=[.T32]-[.$S$3]" office:value-type="float" office:value="-22.04" calcext:value-type="float">
            <text:p>-22.04</text:p>
          </table:table-cell>
          <table:table-cell table:formula="of:=[.U32]/[.$S$5]" office:value-type="float" office:value="-0.465256637267853" calcext:value-type="float">
            <text:p>-0.4652566373</text:p>
          </table:table-cell>
          <table:table-cell table:formula="of:=ROUND([.V32]*2)/2" office:value-type="float" office:value="-0.5" calcext:value-type="float">
            <text:p>-0.5</text:p>
          </table:table-cell>
          <table:table-cell table:formula="of:=[.W32]-[.N32]" office:value-type="float" office:value="0" calcext:value-type="float">
            <text:p>0</text:p>
          </table:table-cell>
          <table:table-cell table:number-columns-repeated="5"/>
          <table:table-cell office:value-type="float" office:value="2637" calcext:value-type="float">
            <text:p>2637</text:p>
          </table:table-cell>
          <table:table-cell table:formula="of:=[.AD32]-[.$AC$3]" office:value-type="float" office:value="25.4899999999998" calcext:value-type="float">
            <text:p>25.49</text:p>
          </table:table-cell>
          <table:table-cell table:formula="of:=[.AE32]/[.$AC$5]" office:value-type="float" office:value="0.581243240249276" calcext:value-type="float">
            <text:p>0.5812432402</text:p>
          </table:table-cell>
          <table:table-cell table:formula="of:=ROUND([.AF32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32]-[.AG3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3]-[.$A$3]" office:value-type="float" office:value="-17.1599999999999" calcext:value-type="float">
            <text:p>-17.16</text:p>
          </table:table-cell>
          <table:table-cell table:formula="of:=[.C33]/[.$A$5]" office:value-type="float" office:value="-0.384111774123615" calcext:value-type="float">
            <text:p>-0.3841117741</text:p>
          </table:table-cell>
          <table:table-cell table:formula="of:=ROUND([.D33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6.55420688894" calcext:value-type="float">
            <text:p>2546.5542068889</text:p>
          </table:table-cell>
          <table:table-cell table:formula="of:=[.K33]-[.$J$3]" office:value-type="float" office:value="-18.4232790047704" calcext:value-type="float">
            <text:p>-18.4232790048</text:p>
          </table:table-cell>
          <table:table-cell table:formula="of:=[.L33]/[.$J$5]" office:value-type="float" office:value="-0.384839206824492" calcext:value-type="float">
            <text:p>-0.3848392068</text:p>
          </table:table-cell>
          <table:table-cell table:formula="of:=ROUND([.M33]*2)/2" office:value-type="float" office:value="-0.5" calcext:value-type="float">
            <text:p>-0.5</text:p>
          </table:table-cell>
          <table:table-cell table:number-columns-repeated="5"/>
          <table:table-cell table:formula="of:=ROUND([.K33])" office:value-type="float" office:value="2547" calcext:value-type="float">
            <text:p>2547</text:p>
          </table:table-cell>
          <table:table-cell table:formula="of:=[.T33]-[.$S$3]" office:value-type="float" office:value="-18.04" calcext:value-type="float">
            <text:p>-18.04</text:p>
          </table:table-cell>
          <table:table-cell table:formula="of:=[.U33]/[.$S$5]" office:value-type="float" office:value="-0.380818046112163" calcext:value-type="float">
            <text:p>-0.3808180461</text:p>
          </table:table-cell>
          <table:table-cell table:formula="of:=ROUND([.V33]*2)/2" office:value-type="float" office:value="-0.5" calcext:value-type="float">
            <text:p>-0.5</text:p>
          </table:table-cell>
          <table:table-cell table:formula="of:=[.W33]-[.N33]" office:value-type="float" office:value="0" calcext:value-type="float">
            <text:p>0</text:p>
          </table:table-cell>
          <table:table-cell table:number-columns-repeated="5"/>
          <table:table-cell office:value-type="float" office:value="2507" calcext:value-type="float">
            <text:p>2507</text:p>
          </table:table-cell>
          <table:table-cell table:formula="of:=[.AD33]-[.$AC$3]" office:value-type="float" office:value="-104.51" calcext:value-type="float">
            <text:p>-104.51</text:p>
          </table:table-cell>
          <table:table-cell table:formula="of:=[.AE33]/[.$AC$5]" office:value-type="float" office:value="-2.38312008781689" calcext:value-type="float">
            <text:p>-2.3831200878</text:p>
          </table:table-cell>
          <table:table-cell table:formula="of:=ROUND([.AF33]*2)/2" office:value-type="float" office:value="-2.5" calcext:value-type="float">
            <text:p>-2.5</text:p>
          </table:table-cell>
          <table:table-cell table:style-name="ce5" office:value-type="float" office:value="-2.5" calcext:value-type="float">
            <text:p>-2.5</text:p>
          </table:table-cell>
          <table:table-cell table:formula="of:=[.AH33]-[.AG3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4]-[.$A$3]" office:value-type="float" office:value="-17.1599999999999" calcext:value-type="float">
            <text:p>-17.16</text:p>
          </table:table-cell>
          <table:table-cell table:formula="of:=[.C34]/[.$A$5]" office:value-type="float" office:value="-0.384111774123615" calcext:value-type="float">
            <text:p>-0.3841117741</text:p>
          </table:table-cell>
          <table:table-cell table:formula="of:=ROUND([.D34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6.55420688894" calcext:value-type="float">
            <text:p>2546.5542068889</text:p>
          </table:table-cell>
          <table:table-cell table:formula="of:=[.K34]-[.$J$3]" office:value-type="float" office:value="-18.4232790047704" calcext:value-type="float">
            <text:p>-18.4232790048</text:p>
          </table:table-cell>
          <table:table-cell table:formula="of:=[.L34]/[.$J$5]" office:value-type="float" office:value="-0.384839206824492" calcext:value-type="float">
            <text:p>-0.3848392068</text:p>
          </table:table-cell>
          <table:table-cell table:formula="of:=ROUND([.M34]*2)/2" office:value-type="float" office:value="-0.5" calcext:value-type="float">
            <text:p>-0.5</text:p>
          </table:table-cell>
          <table:table-cell table:number-columns-repeated="5"/>
          <table:table-cell table:formula="of:=ROUND([.K34])" office:value-type="float" office:value="2547" calcext:value-type="float">
            <text:p>2547</text:p>
          </table:table-cell>
          <table:table-cell table:formula="of:=[.T34]-[.$S$3]" office:value-type="float" office:value="-18.04" calcext:value-type="float">
            <text:p>-18.04</text:p>
          </table:table-cell>
          <table:table-cell table:formula="of:=[.U34]/[.$S$5]" office:value-type="float" office:value="-0.380818046112163" calcext:value-type="float">
            <text:p>-0.3808180461</text:p>
          </table:table-cell>
          <table:table-cell table:formula="of:=ROUND([.V34]*2)/2" office:value-type="float" office:value="-0.5" calcext:value-type="float">
            <text:p>-0.5</text:p>
          </table:table-cell>
          <table:table-cell table:formula="of:=[.W34]-[.N34]" office:value-type="float" office:value="0" calcext:value-type="float">
            <text:p>0</text:p>
          </table:table-cell>
          <table:table-cell table:number-columns-repeated="5"/>
          <table:table-cell office:value-type="float" office:value="2637" calcext:value-type="float">
            <text:p>2637</text:p>
          </table:table-cell>
          <table:table-cell table:formula="of:=[.AD34]-[.$AC$3]" office:value-type="float" office:value="25.4899999999998" calcext:value-type="float">
            <text:p>25.49</text:p>
          </table:table-cell>
          <table:table-cell table:formula="of:=[.AE34]/[.$AC$5]" office:value-type="float" office:value="0.581243240249276" calcext:value-type="float">
            <text:p>0.5812432402</text:p>
          </table:table-cell>
          <table:table-cell table:formula="of:=ROUND([.AF34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34]-[.AG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35]-[.$A$3]" office:value-type="float" office:value="-1.15999999999985" calcext:value-type="float">
            <text:p>-1.16</text:p>
          </table:table-cell>
          <table:table-cell table:formula="of:=[.C35]/[.$A$5]" office:value-type="float" office:value="-0.025965597784577" calcext:value-type="float">
            <text:p>-0.0259655978</text:p>
          </table:table-cell>
          <table:table-cell table:formula="of:=ROUND([.D35]*2)/2" office:value-type="float" office:value="-0" calcext:value-type="float">
            <text:p>0</text:p>
          </table:table-cell>
          <table:table-cell table:number-columns-repeated="5"/>
          <table:table-cell office:value-type="float" office:value="2563.70384718806" calcext:value-type="float">
            <text:p>2563.7038471881</text:p>
          </table:table-cell>
          <table:table-cell table:formula="of:=[.K35]-[.$J$3]" office:value-type="float" office:value="-1.27363870565023" calcext:value-type="float">
            <text:p>-1.2736387057</text:p>
          </table:table-cell>
          <table:table-cell table:formula="of:=[.L35]/[.$J$5]" office:value-type="float" office:value="-0.026604716192839" calcext:value-type="float">
            <text:p>-0.0266047162</text:p>
          </table:table-cell>
          <table:table-cell table:formula="of:=ROUND([.M35]*2)/2" office:value-type="float" office:value="-0" calcext:value-type="float">
            <text:p>0</text:p>
          </table:table-cell>
          <table:table-cell table:number-columns-repeated="5"/>
          <table:table-cell table:formula="of:=ROUND([.K35])" office:value-type="float" office:value="2564" calcext:value-type="float">
            <text:p>2564</text:p>
          </table:table-cell>
          <table:table-cell table:formula="of:=[.T35]-[.$S$3]" office:value-type="float" office:value="-1.03999999999996" calcext:value-type="float">
            <text:p>-1.04</text:p>
          </table:table-cell>
          <table:table-cell table:formula="of:=[.U35]/[.$S$5]" office:value-type="float" office:value="-0.0219540337004787" calcext:value-type="float">
            <text:p>-0.0219540337</text:p>
          </table:table-cell>
          <table:table-cell table:formula="of:=ROUND([.V35]*2)/2" office:value-type="float" office:value="-0" calcext:value-type="float">
            <text:p>0</text:p>
          </table:table-cell>
          <table:table-cell table:formula="of:=[.W35]-[.N35]" office:value-type="float" office:value="0" calcext:value-type="float">
            <text:p>0</text:p>
          </table:table-cell>
          <table:table-cell table:number-columns-repeated="5"/>
          <table:table-cell office:value-type="float" office:value="2612" calcext:value-type="float">
            <text:p>2612</text:p>
          </table:table-cell>
          <table:table-cell table:formula="of:=[.AD35]-[.$AC$3]" office:value-type="float" office:value="0.489999999999782" calcext:value-type="float">
            <text:p>0.49</text:p>
          </table:table-cell>
          <table:table-cell table:formula="of:=[.AE35]/[.$AC$5]" office:value-type="float" office:value="0.0111733694673213" calcext:value-type="float">
            <text:p>0.0111733695</text:p>
          </table:table-cell>
          <table:table-cell table:formula="of:=ROUND([.AF35]*2)/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35]-[.AG3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formula="of:=[.B36]-[.$A$3]" office:value-type="float" office:value="28.8400000000001" calcext:value-type="float">
            <text:p>28.84</text:p>
          </table:table-cell>
          <table:table-cell table:formula="of:=[.C36]/[.$A$5]" office:value-type="float" office:value="0.64555848285112" calcext:value-type="float">
            <text:p>0.6455584829</text:p>
          </table:table-cell>
          <table:table-cell table:formula="of:=ROUND([.D36]*2)/2" office:value-type="float" office:value="0.5" calcext:value-type="float">
            <text:p>0.5</text:p>
          </table:table-cell>
          <table:table-cell table:number-columns-repeated="5"/>
          <table:table-cell office:value-type="float" office:value="2595.88059260538" calcext:value-type="float">
            <text:p>2595.8805926054</text:p>
          </table:table-cell>
          <table:table-cell table:formula="of:=[.K36]-[.$J$3]" office:value-type="float" office:value="30.9031067116698" calcext:value-type="float">
            <text:p>30.9031067117</text:p>
          </table:table-cell>
          <table:table-cell table:formula="of:=[.L36]/[.$J$5]" office:value-type="float" office:value="0.64552716550904" calcext:value-type="float">
            <text:p>0.6455271655</text:p>
          </table:table-cell>
          <table:table-cell table:formula="of:=ROUND([.M36]*2)/2" office:value-type="float" office:value="0.5" calcext:value-type="float">
            <text:p>0.5</text:p>
          </table:table-cell>
          <table:table-cell table:number-columns-repeated="5"/>
          <table:table-cell table:formula="of:=ROUND([.K36])" office:value-type="float" office:value="2596" calcext:value-type="float">
            <text:p>2596</text:p>
          </table:table-cell>
          <table:table-cell table:formula="of:=[.T36]-[.$S$3]" office:value-type="float" office:value="30.96" calcext:value-type="float">
            <text:p>30.96</text:p>
          </table:table-cell>
          <table:table-cell table:formula="of:=[.U36]/[.$S$5]" office:value-type="float" office:value="0.653554695545044" calcext:value-type="float">
            <text:p>0.6535546955</text:p>
          </table:table-cell>
          <table:table-cell table:formula="of:=ROUND([.V36]*2)/2" office:value-type="float" office:value="0.5" calcext:value-type="float">
            <text:p>0.5</text:p>
          </table:table-cell>
          <table:table-cell table:formula="of:=[.W36]-[.N36]" office:value-type="float" office:value="0" calcext:value-type="float">
            <text:p>0</text:p>
          </table:table-cell>
          <table:table-cell table:number-columns-repeated="5"/>
          <table:table-cell office:value-type="float" office:value="2531" calcext:value-type="float">
            <text:p>2531</text:p>
          </table:table-cell>
          <table:table-cell table:formula="of:=[.AD36]-[.$AC$3]" office:value-type="float" office:value="-80.5100000000002" calcext:value-type="float">
            <text:p>-80.51</text:p>
          </table:table-cell>
          <table:table-cell table:formula="of:=[.AE36]/[.$AC$5]" office:value-type="float" office:value="-1.83585301186621" calcext:value-type="float">
            <text:p>-1.8358530119</text:p>
          </table:table-cell>
          <table:table-cell table:formula="of:=ROUND([.AF36]*2)/2" office:value-type="float" office:value="-2" calcext:value-type="float">
            <text:p>-2</text:p>
          </table:table-cell>
          <table:table-cell table:style-name="ce3" office:value-type="float" office:value="-2" calcext:value-type="float">
            <text:p>-2.0</text:p>
          </table:table-cell>
          <table:table-cell table:formula="of:=[.AH36]-[.AG3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table:formula="of:=[.B37]-[.$A$3]" office:value-type="float" office:value="-87.1599999999999" calcext:value-type="float">
            <text:p>-87.16</text:p>
          </table:table-cell>
          <table:table-cell table:formula="of:=[.C37]/[.$A$5]" office:value-type="float" office:value="-1.95100129560691" calcext:value-type="float">
            <text:p>-1.9510012956</text:p>
          </table:table-cell>
          <table:table-cell table:formula="of:=ROUND([.D37]*2)/2" office:value-type="float" office:value="-2" calcext:value-type="float">
            <text:p>-2</text:p>
          </table:table-cell>
          <table:table-cell table:number-columns-repeated="5"/>
          <table:table-cell office:value-type="float" office:value="2471.6167271786" calcext:value-type="float">
            <text:p>2471.6167271786</text:p>
          </table:table-cell>
          <table:table-cell table:formula="of:=[.K37]-[.$J$3]" office:value-type="float" office:value="-93.3607587151105" calcext:value-type="float">
            <text:p>-93.3607587151</text:p>
          </table:table-cell>
          <table:table-cell table:formula="of:=[.L37]/[.$J$5]" office:value-type="float" office:value="-1.95018923195772" calcext:value-type="float">
            <text:p>-1.950189232</text:p>
          </table:table-cell>
          <table:table-cell table:formula="of:=ROUND([.M37]*2)/2" office:value-type="float" office:value="-2" calcext:value-type="float">
            <text:p>-2</text:p>
          </table:table-cell>
          <table:table-cell table:number-columns-repeated="5"/>
          <table:table-cell table:formula="of:=ROUND([.K37])" office:value-type="float" office:value="2472" calcext:value-type="float">
            <text:p>2472</text:p>
          </table:table-cell>
          <table:table-cell table:formula="of:=[.T37]-[.$S$3]" office:value-type="float" office:value="-93.04" calcext:value-type="float">
            <text:p>-93.04</text:p>
          </table:table-cell>
          <table:table-cell table:formula="of:=[.U37]/[.$S$5]" office:value-type="float" office:value="-1.96404163028136" calcext:value-type="float">
            <text:p>-1.9640416303</text:p>
          </table:table-cell>
          <table:table-cell table:formula="of:=ROUND([.V37]*2)/2" office:value-type="float" office:value="-2" calcext:value-type="float">
            <text:p>-2</text:p>
          </table:table-cell>
          <table:table-cell table:formula="of:=[.W37]-[.N37]" office:value-type="float" office:value="0" calcext:value-type="float">
            <text:p>0</text:p>
          </table:table-cell>
          <table:table-cell table:number-columns-repeated="5"/>
          <table:table-cell office:value-type="float" office:value="2674" calcext:value-type="float">
            <text:p>2674</text:p>
          </table:table-cell>
          <table:table-cell table:formula="of:=[.AD37]-[.$AC$3]" office:value-type="float" office:value="62.4899999999998" calcext:value-type="float">
            <text:p>62.49</text:p>
          </table:table-cell>
          <table:table-cell table:formula="of:=[.AE37]/[.$AC$5]" office:value-type="float" office:value="1.42494664900657" calcext:value-type="float">
            <text:p>1.424946649</text:p>
          </table:table-cell>
          <table:table-cell table:formula="of:=ROUND([.AF37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37]-[.AG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formula="of:=[.B38]-[.$A$3]" office:value-type="float" office:value="-173.16" calcext:value-type="float">
            <text:p>-173.16</text:p>
          </table:table-cell>
          <table:table-cell table:formula="of:=[.C38]/[.$A$5]" office:value-type="float" office:value="-3.87603699342924" calcext:value-type="float">
            <text:p>-3.8760369934</text:p>
          </table:table-cell>
          <table:table-cell table:formula="of:=ROUND([.D38]*2)/2" office:value-type="float" office:value="-4" calcext:value-type="float">
            <text:p>-4</text:p>
          </table:table-cell>
          <table:table-cell table:number-columns-repeated="5"/>
          <table:table-cell office:value-type="float" office:value="2379.75564304626" calcext:value-type="float">
            <text:p>2379.7556430463</text:p>
          </table:table-cell>
          <table:table-cell table:formula="of:=[.K38]-[.$J$3]" office:value-type="float" office:value="-185.22184284745" calcext:value-type="float">
            <text:p>-185.2218428475</text:p>
          </table:table-cell>
          <table:table-cell table:formula="of:=[.L38]/[.$J$5]" office:value-type="float" office:value="-3.86905214156104" calcext:value-type="float">
            <text:p>-3.8690521416</text:p>
          </table:table-cell>
          <table:table-cell table:formula="of:=ROUND([.M38]*2)/2" office:value-type="float" office:value="-4" calcext:value-type="float">
            <text:p>-4</text:p>
          </table:table-cell>
          <table:table-cell table:number-columns-repeated="5"/>
          <table:table-cell table:formula="of:=ROUND([.K38])" office:value-type="float" office:value="2380" calcext:value-type="float">
            <text:p>2380</text:p>
          </table:table-cell>
          <table:table-cell table:formula="of:=[.T38]-[.$S$3]" office:value-type="float" office:value="-185.04" calcext:value-type="float">
            <text:p>-185.04</text:p>
          </table:table-cell>
          <table:table-cell table:formula="of:=[.U38]/[.$S$5]" office:value-type="float" office:value="-3.90612922686224" calcext:value-type="float">
            <text:p>-3.9061292269</text:p>
          </table:table-cell>
          <table:table-cell table:formula="of:=ROUND([.V38]*2)/2" office:value-type="float" office:value="-4" calcext:value-type="float">
            <text:p>-4</text:p>
          </table:table-cell>
          <table:table-cell table:formula="of:=[.W38]-[.N38]" office:value-type="float" office:value="0" calcext:value-type="float">
            <text:p>0</text:p>
          </table:table-cell>
          <table:table-cell table:number-columns-repeated="5"/>
          <table:table-cell office:value-type="float" office:value="2622" calcext:value-type="float">
            <text:p>2622</text:p>
          </table:table-cell>
          <table:table-cell table:formula="of:=[.AD38]-[.$AC$3]" office:value-type="float" office:value="10.4899999999998" calcext:value-type="float">
            <text:p>10.49</text:p>
          </table:table-cell>
          <table:table-cell table:formula="of:=[.AE38]/[.$AC$5]" office:value-type="float" office:value="0.239201317780103" calcext:value-type="float">
            <text:p>0.2392013178</text:p>
          </table:table-cell>
          <table:table-cell table:formula="of:=ROUND([.AF38]*2)/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38]-[.AG3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formula="of:=[.B39]-[.$A$3]" office:value-type="float" office:value="15.8400000000001" calcext:value-type="float">
            <text:p>15.84</text:p>
          </table:table-cell>
          <table:table-cell table:formula="of:=[.C39]/[.$A$5]" office:value-type="float" office:value="0.354564714575651" calcext:value-type="float">
            <text:p>0.3545647146</text:p>
          </table:table-cell>
          <table:table-cell table:formula="of:=ROUND([.D39]*2)/2" office:value-type="float" office:value="0.5" calcext:value-type="float">
            <text:p>0.5</text:p>
          </table:table-cell>
          <table:table-cell table:number-columns-repeated="5"/>
          <table:table-cell office:value-type="float" office:value="2581.93394441184" calcext:value-type="float">
            <text:p>2581.9339444118</text:p>
          </table:table-cell>
          <table:table-cell table:formula="of:=[.K39]-[.$J$3]" office:value-type="float" office:value="16.9564585181297" calcext:value-type="float">
            <text:p>16.9564585181</text:p>
          </table:table-cell>
          <table:table-cell table:formula="of:=[.L39]/[.$J$5]" office:value-type="float" office:value="0.354199165359205" calcext:value-type="float">
            <text:p>0.3541991654</text:p>
          </table:table-cell>
          <table:table-cell table:formula="of:=ROUND([.M39]*2)/2" office:value-type="float" office:value="0.5" calcext:value-type="float">
            <text:p>0.5</text:p>
          </table:table-cell>
          <table:table-cell table:number-columns-repeated="5"/>
          <table:table-cell table:formula="of:=ROUND([.K39])" office:value-type="float" office:value="2582" calcext:value-type="float">
            <text:p>2582</text:p>
          </table:table-cell>
          <table:table-cell table:formula="of:=[.T39]-[.$S$3]" office:value-type="float" office:value="16.96" calcext:value-type="float">
            <text:p>16.96</text:p>
          </table:table-cell>
          <table:table-cell table:formula="of:=[.U39]/[.$S$5]" office:value-type="float" office:value="0.358019626500128" calcext:value-type="float">
            <text:p>0.3580196265</text:p>
          </table:table-cell>
          <table:table-cell table:formula="of:=ROUND([.V39]*2)/2" office:value-type="float" office:value="0.5" calcext:value-type="float">
            <text:p>0.5</text:p>
          </table:table-cell>
          <table:table-cell table:formula="of:=[.W39]-[.N39]" office:value-type="float" office:value="0" calcext:value-type="float">
            <text:p>0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formula="of:=[.AD39]-[.$AC$3]" office:value-type="float" office:value="40.4899999999998" calcext:value-type="float">
            <text:p>40.49</text:p>
          </table:table-cell>
          <table:table-cell table:formula="of:=[.AE39]/[.$AC$5]" office:value-type="float" office:value="0.923285162718449" calcext:value-type="float">
            <text:p>0.9232851627</text:p>
          </table:table-cell>
          <table:table-cell table:formula="of:=ROUND([.AF39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39]-[.AG3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[.B40]-[.$A$3]" office:value-type="float" office:value="8.84000000000015" calcext:value-type="float">
            <text:p>8.84</text:p>
          </table:table-cell>
          <table:table-cell table:formula="of:=[.C40]/[.$A$5]" office:value-type="float" office:value="0.197875762427322" calcext:value-type="float">
            <text:p>0.1978757624</text:p>
          </table:table-cell>
          <table:table-cell table:formula="of:=ROUND([.D40]*2)/2" office:value-type="float" office:value="0" calcext:value-type="float">
            <text:p>0</text:p>
          </table:table-cell>
          <table:table-cell table:number-columns-repeated="5"/>
          <table:table-cell office:value-type="float" office:value="2574.42635975734" calcext:value-type="float">
            <text:p>2574.4263597573</text:p>
          </table:table-cell>
          <table:table-cell table:formula="of:=[.K40]-[.$J$3]" office:value-type="float" office:value="9.44887386362962" calcext:value-type="float">
            <text:p>9.4488738636</text:p>
          </table:table-cell>
          <table:table-cell table:formula="of:=[.L40]/[.$J$5]" office:value-type="float" office:value="0.19737513187106" calcext:value-type="float">
            <text:p>0.1973751319</text:p>
          </table:table-cell>
          <table:table-cell table:formula="of:=ROUND([.M40]*2)/2" office:value-type="float" office:value="0" calcext:value-type="float">
            <text:p>0</text:p>
          </table:table-cell>
          <table:table-cell table:number-columns-repeated="5"/>
          <table:table-cell table:formula="of:=ROUND([.K40])" office:value-type="float" office:value="2574" calcext:value-type="float">
            <text:p>2574</text:p>
          </table:table-cell>
          <table:table-cell table:formula="of:=[.T40]-[.$S$3]" office:value-type="float" office:value="8.96000000000004" calcext:value-type="float">
            <text:p>8.96</text:p>
          </table:table-cell>
          <table:table-cell table:formula="of:=[.U40]/[.$S$5]" office:value-type="float" office:value="0.189142444188747" calcext:value-type="float">
            <text:p>0.1891424442</text:p>
          </table:table-cell>
          <table:table-cell table:formula="of:=ROUND([.V40]*2)/2" office:value-type="float" office:value="0" calcext:value-type="float">
            <text:p>0</text:p>
          </table:table-cell>
          <table:table-cell table:formula="of:=[.W40]-[.N40]" office:value-type="float" office:value="0" calcext:value-type="float">
            <text:p>0</text:p>
          </table:table-cell>
          <table:table-cell table:number-columns-repeated="5"/>
          <table:table-cell office:value-type="float" office:value="2612" calcext:value-type="float">
            <text:p>2612</text:p>
          </table:table-cell>
          <table:table-cell table:formula="of:=[.AD40]-[.$AC$3]" office:value-type="float" office:value="0.489999999999782" calcext:value-type="float">
            <text:p>0.49</text:p>
          </table:table-cell>
          <table:table-cell table:formula="of:=[.AE40]/[.$AC$5]" office:value-type="float" office:value="0.0111733694673213" calcext:value-type="float">
            <text:p>0.0111733695</text:p>
          </table:table-cell>
          <table:table-cell table:formula="of:=ROUND([.AF40]*2)/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40]-[.AG4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formula="of:=[.B41]-[.$A$3]" office:value-type="float" office:value="-63.1599999999999" calcext:value-type="float">
            <text:p>-63.16</text:p>
          </table:table-cell>
          <table:table-cell table:formula="of:=[.C41]/[.$A$5]" office:value-type="float" office:value="-1.41378203109835" calcext:value-type="float">
            <text:p>-1.4137820311</text:p>
          </table:table-cell>
          <table:table-cell table:formula="of:=ROUND([.D41]*2)/2" office:value-type="float" office:value="-1.5" calcext:value-type="float">
            <text:p>-1.5</text:p>
          </table:table-cell>
          <table:table-cell table:number-columns-repeated="5"/>
          <table:table-cell office:value-type="float" office:value="2497.29268453372" calcext:value-type="float">
            <text:p>2497.2926845337</text:p>
          </table:table-cell>
          <table:table-cell table:formula="of:=[.K41]-[.$J$3]" office:value-type="float" office:value="-67.6848013599902" calcext:value-type="float">
            <text:p>-67.68480136</text:p>
          </table:table-cell>
          <table:table-cell table:formula="of:=[.L41]/[.$J$5]" office:value-type="float" office:value="-1.41385066484133" calcext:value-type="float">
            <text:p>-1.4138506648</text:p>
          </table:table-cell>
          <table:table-cell table:formula="of:=ROUND([.M41]*2)/2" office:value-type="float" office:value="-1.5" calcext:value-type="float">
            <text:p>-1.5</text:p>
          </table:table-cell>
          <table:table-cell table:number-columns-repeated="5"/>
          <table:table-cell table:formula="of:=ROUND([.K41])" office:value-type="float" office:value="2497" calcext:value-type="float">
            <text:p>2497</text:p>
          </table:table-cell>
          <table:table-cell table:formula="of:=[.T41]-[.$S$3]" office:value-type="float" office:value="-68.04" calcext:value-type="float">
            <text:p>-68.04</text:p>
          </table:table-cell>
          <table:table-cell table:formula="of:=[.U41]/[.$S$5]" office:value-type="float" office:value="-1.43630043555829" calcext:value-type="float">
            <text:p>-1.4363004356</text:p>
          </table:table-cell>
          <table:table-cell table:formula="of:=ROUND([.V41]*2)/2" office:value-type="float" office:value="-1.5" calcext:value-type="float">
            <text:p>-1.5</text:p>
          </table:table-cell>
          <table:table-cell table:formula="of:=[.W41]-[.N41]" office:value-type="float" office:value="0" calcext:value-type="float">
            <text:p>0</text:p>
          </table:table-cell>
          <table:table-cell table:number-columns-repeated="5"/>
          <table:table-cell office:value-type="float" office:value="2626" calcext:value-type="float">
            <text:p>2626</text:p>
          </table:table-cell>
          <table:table-cell table:formula="of:=[.AD41]-[.$AC$3]" office:value-type="float" office:value="14.4899999999998" calcext:value-type="float">
            <text:p>14.49</text:p>
          </table:table-cell>
          <table:table-cell table:formula="of:=[.AE41]/[.$AC$5]" office:value-type="float" office:value="0.330412497105216" calcext:value-type="float">
            <text:p>0.3304124971</text:p>
          </table:table-cell>
          <table:table-cell table:formula="of:=ROUND([.AF41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41]-[.AG4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table:formula="of:=[.B42]-[.$A$3]" office:value-type="float" office:value="-39.1599999999999" calcext:value-type="float">
            <text:p>-39.16</text:p>
          </table:table-cell>
          <table:table-cell table:formula="of:=[.C42]/[.$A$5]" office:value-type="float" office:value="-0.876562766589793" calcext:value-type="float">
            <text:p>-0.8765627666</text:p>
          </table:table-cell>
          <table:table-cell table:formula="of:=ROUND([.D42]*2)/2" office:value-type="float" office:value="-1" calcext:value-type="float">
            <text:p>-1</text:p>
          </table:table-cell>
          <table:table-cell table:number-columns-repeated="5"/>
          <table:table-cell office:value-type="float" office:value="2522.9862636462" calcext:value-type="float">
            <text:p>2522.9862636462</text:p>
          </table:table-cell>
          <table:table-cell table:formula="of:=[.K42]-[.$J$3]" office:value-type="float" office:value="-41.9912222475105" calcext:value-type="float">
            <text:p>-41.9912222475</text:p>
          </table:table-cell>
          <table:table-cell table:formula="of:=[.L42]/[.$J$5]" office:value-type="float" office:value="-0.877144001300668" calcext:value-type="float">
            <text:p>-0.8771440013</text:p>
          </table:table-cell>
          <table:table-cell table:formula="of:=ROUND([.M42]*2)/2" office:value-type="float" office:value="-1" calcext:value-type="float">
            <text:p>-1</text:p>
          </table:table-cell>
          <table:table-cell table:number-columns-repeated="5"/>
          <table:table-cell table:formula="of:=ROUND([.K42])" office:value-type="float" office:value="2523" calcext:value-type="float">
            <text:p>2523</text:p>
          </table:table-cell>
          <table:table-cell table:formula="of:=[.T42]-[.$S$3]" office:value-type="float" office:value="-42.04" calcext:value-type="float">
            <text:p>-42.04</text:p>
          </table:table-cell>
          <table:table-cell table:formula="of:=[.U42]/[.$S$5]" office:value-type="float" office:value="-0.887449593046305" calcext:value-type="float">
            <text:p>-0.887449593</text:p>
          </table:table-cell>
          <table:table-cell table:formula="of:=ROUND([.V42]*2)/2" office:value-type="float" office:value="-1" calcext:value-type="float">
            <text:p>-1</text:p>
          </table:table-cell>
          <table:table-cell table:formula="of:=[.W42]-[.N42]" office:value-type="float" office:value="0" calcext:value-type="float">
            <text:p>0</text:p>
          </table:table-cell>
          <table:table-cell table:number-columns-repeated="5"/>
          <table:table-cell office:value-type="float" office:value="2523" calcext:value-type="float">
            <text:p>2523</text:p>
          </table:table-cell>
          <table:table-cell table:formula="of:=[.AD42]-[.$AC$3]" office:value-type="float" office:value="-88.5100000000002" calcext:value-type="float">
            <text:p>-88.51</text:p>
          </table:table-cell>
          <table:table-cell table:formula="of:=[.AE42]/[.$AC$5]" office:value-type="float" office:value="-2.01827537051644" calcext:value-type="float">
            <text:p>-2.0182753705</text:p>
          </table:table-cell>
          <table:table-cell table:formula="of:=ROUND([.AF42]*2)/2" office:value-type="float" office:value="-2" calcext:value-type="float">
            <text:p>-2</text:p>
          </table:table-cell>
          <table:table-cell table:style-name="ce3" office:value-type="float" office:value="-2" calcext:value-type="float">
            <text:p>-2.0</text:p>
          </table:table-cell>
          <table:table-cell table:formula="of:=[.AH42]-[.AG4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table:formula="of:=[.B43]-[.$A$3]" office:value-type="float" office:value="60.8400000000002" calcext:value-type="float">
            <text:p>60.84</text:p>
          </table:table-cell>
          <table:table-cell table:formula="of:=[.C43]/[.$A$5]" office:value-type="float" office:value="1.3618508355292" calcext:value-type="float">
            <text:p>1.3618508355</text:p>
          </table:table-cell>
          <table:table-cell table:formula="of:=ROUND([.D43]*2)/2" office:value-type="float" office:value="1.5" calcext:value-type="float">
            <text:p>1.5</text:p>
          </table:table-cell>
          <table:table-cell table:number-columns-repeated="5"/>
          <table:table-cell office:value-type="float" office:value="2630.2329238797" calcext:value-type="float">
            <text:p>2630.2329238797</text:p>
          </table:table-cell>
          <table:table-cell table:formula="of:=[.K43]-[.$J$3]" office:value-type="float" office:value="65.2554379859898" calcext:value-type="float">
            <text:p>65.255437986</text:p>
          </table:table-cell>
          <table:table-cell table:formula="of:=[.L43]/[.$J$5]" office:value-type="float" office:value="1.36310430890237" calcext:value-type="float">
            <text:p>1.3631043089</text:p>
          </table:table-cell>
          <table:table-cell table:formula="of:=ROUND([.M43]*2)/2" office:value-type="float" office:value="1.5" calcext:value-type="float">
            <text:p>1.5</text:p>
          </table:table-cell>
          <table:table-cell table:number-columns-repeated="5"/>
          <table:table-cell table:formula="of:=ROUND([.K43])" office:value-type="float" office:value="2630" calcext:value-type="float">
            <text:p>2630</text:p>
          </table:table-cell>
          <table:table-cell table:formula="of:=[.T43]-[.$S$3]" office:value-type="float" office:value="64.96" calcext:value-type="float">
            <text:p>64.96</text:p>
          </table:table-cell>
          <table:table-cell table:formula="of:=[.U43]/[.$S$5]" office:value-type="float" office:value="1.37128272036841" calcext:value-type="float">
            <text:p>1.3712827204</text:p>
          </table:table-cell>
          <table:table-cell table:formula="of:=ROUND([.V43]*2)/2" office:value-type="float" office:value="1.5" calcext:value-type="float">
            <text:p>1.5</text:p>
          </table:table-cell>
          <table:table-cell table:formula="of:=[.W43]-[.N43]" office:value-type="float" office:value="0" calcext:value-type="float">
            <text:p>0</text:p>
          </table:table-cell>
          <table:table-cell table:number-columns-repeated="5"/>
          <table:table-cell office:value-type="float" office:value="2624" calcext:value-type="float">
            <text:p>2624</text:p>
          </table:table-cell>
          <table:table-cell table:formula="of:=[.AD43]-[.$AC$3]" office:value-type="float" office:value="12.4899999999998" calcext:value-type="float">
            <text:p>12.49</text:p>
          </table:table-cell>
          <table:table-cell table:formula="of:=[.AE43]/[.$AC$5]" office:value-type="float" office:value="0.28480690744266" calcext:value-type="float">
            <text:p>0.2848069074</text:p>
          </table:table-cell>
          <table:table-cell table:formula="of:=ROUND([.AF43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43]-[.AG4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44]-[.$A$3]" office:value-type="float" office:value="-0.159999999999854" calcext:value-type="float">
            <text:p>-0.16</text:p>
          </table:table-cell>
          <table:table-cell table:formula="of:=[.C44]/[.$A$5]" office:value-type="float" office:value="-0.00358146176338713" calcext:value-type="float">
            <text:p>-0.0035814618</text:p>
          </table:table-cell>
          <table:table-cell table:formula="of:=ROUND([.D44]*2)/2" office:value-type="float" office:value="-0" calcext:value-type="float">
            <text:p>0</text:p>
          </table:table-cell>
          <table:table-cell table:number-columns-repeated="5"/>
          <table:table-cell office:value-type="float" office:value="2564.77596038665" calcext:value-type="float">
            <text:p>2564.7759603867</text:p>
          </table:table-cell>
          <table:table-cell table:formula="of:=[.K44]-[.$J$3]" office:value-type="float" office:value="-0.201525507060524" calcext:value-type="float">
            <text:p>-0.2015255071</text:p>
          </table:table-cell>
          <table:table-cell table:formula="of:=[.L44]/[.$J$5]" office:value-type="float" office:value="-0.00420961525209459" calcext:value-type="float">
            <text:p>-0.0042096153</text:p>
          </table:table-cell>
          <table:table-cell table:formula="of:=ROUND([.M44]*2)/2" office:value-type="float" office:value="-0" calcext:value-type="float">
            <text:p>0</text:p>
          </table:table-cell>
          <table:table-cell table:number-columns-repeated="5"/>
          <table:table-cell table:formula="of:=ROUND([.K44])" office:value-type="float" office:value="2565" calcext:value-type="float">
            <text:p>2565</text:p>
          </table:table-cell>
          <table:table-cell table:formula="of:=[.T44]-[.$S$3]" office:value-type="float" office:value="-0.0399999999999636" calcext:value-type="float">
            <text:p>-0.04</text:p>
          </table:table-cell>
          <table:table-cell table:formula="of:=[.U44]/[.$S$5]" office:value-type="float" office:value="-0.000844385911556136" calcext:value-type="float">
            <text:p>-0.0008443859</text:p>
          </table:table-cell>
          <table:table-cell table:formula="of:=ROUND([.V44]*2)/2" office:value-type="float" office:value="-0" calcext:value-type="float">
            <text:p>0</text:p>
          </table:table-cell>
          <table:table-cell table:formula="of:=[.W44]-[.N44]" office:value-type="float" office:value="0" calcext:value-type="float">
            <text:p>0</text:p>
          </table:table-cell>
          <table:table-cell table:number-columns-repeated="5"/>
          <table:table-cell office:value-type="float" office:value="2570" calcext:value-type="float">
            <text:p>2570</text:p>
          </table:table-cell>
          <table:table-cell table:formula="of:=[.AD44]-[.$AC$3]" office:value-type="float" office:value="-41.5100000000002" calcext:value-type="float">
            <text:p>-41.51</text:p>
          </table:table-cell>
          <table:table-cell table:formula="of:=[.AE44]/[.$AC$5]" office:value-type="float" office:value="-0.946544013446363" calcext:value-type="float">
            <text:p>-0.9465440134</text:p>
          </table:table-cell>
          <table:table-cell table:formula="of:=ROUND([.AF44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44]-[.AG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formula="of:=[.B45]-[.$A$3]" office:value-type="float" office:value="13.8400000000001" calcext:value-type="float">
            <text:p>13.84</text:p>
          </table:table-cell>
          <table:table-cell table:formula="of:=[.C45]/[.$A$5]" office:value-type="float" office:value="0.309796442533271" calcext:value-type="float">
            <text:p>0.3097964425</text:p>
          </table:table-cell>
          <table:table-cell table:formula="of:=ROUND([.D45]*2)/2" office:value-type="float" office:value="0.5" calcext:value-type="float">
            <text:p>0.5</text:p>
          </table:table-cell>
          <table:table-cell table:number-columns-repeated="5"/>
          <table:table-cell office:value-type="float" office:value="2579.78876675863" calcext:value-type="float">
            <text:p>2579.7887667586</text:p>
          </table:table-cell>
          <table:table-cell table:formula="of:=[.K45]-[.$J$3]" office:value-type="float" office:value="14.8112808649198" calcext:value-type="float">
            <text:p>14.8112808649</text:p>
          </table:table-cell>
          <table:table-cell table:formula="of:=[.L45]/[.$J$5]" office:value-type="float" office:value="0.309389092931536" calcext:value-type="float">
            <text:p>0.3093890929</text:p>
          </table:table-cell>
          <table:table-cell table:formula="of:=ROUND([.M45]*2)/2" office:value-type="float" office:value="0.5" calcext:value-type="float">
            <text:p>0.5</text:p>
          </table:table-cell>
          <table:table-cell table:number-columns-repeated="5"/>
          <table:table-cell table:formula="of:=ROUND([.K45])" office:value-type="float" office:value="2580" calcext:value-type="float">
            <text:p>2580</text:p>
          </table:table-cell>
          <table:table-cell table:formula="of:=[.T45]-[.$S$3]" office:value-type="float" office:value="14.96" calcext:value-type="float">
            <text:p>14.96</text:p>
          </table:table-cell>
          <table:table-cell table:formula="of:=[.U45]/[.$S$5]" office:value-type="float" office:value="0.315800330922283" calcext:value-type="float">
            <text:p>0.3158003309</text:p>
          </table:table-cell>
          <table:table-cell table:formula="of:=ROUND([.V45]*2)/2" office:value-type="float" office:value="0.5" calcext:value-type="float">
            <text:p>0.5</text:p>
          </table:table-cell>
          <table:table-cell table:formula="of:=[.W45]-[.N45]" office:value-type="float" office:value="0" calcext:value-type="float">
            <text:p>0</text:p>
          </table:table-cell>
          <table:table-cell table:number-columns-repeated="5"/>
          <table:table-cell office:value-type="float" office:value="2593" calcext:value-type="float">
            <text:p>2593</text:p>
          </table:table-cell>
          <table:table-cell table:formula="of:=[.AD45]-[.$AC$3]" office:value-type="float" office:value="-18.5100000000002" calcext:value-type="float">
            <text:p>-18.51</text:p>
          </table:table-cell>
          <table:table-cell table:formula="of:=[.AE45]/[.$AC$5]" office:value-type="float" office:value="-0.422079732326964" calcext:value-type="float">
            <text:p>-0.4220797323</text:p>
          </table:table-cell>
          <table:table-cell table:formula="of:=ROUND([.AF45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45]-[.AG4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table:formula="of:=[.B46]-[.$A$3]" office:value-type="float" office:value="52.8400000000002" calcext:value-type="float">
            <text:p>52.84</text:p>
          </table:table-cell>
          <table:table-cell table:formula="of:=[.C46]/[.$A$5]" office:value-type="float" office:value="1.18277774735968" calcext:value-type="float">
            <text:p>1.1827777474</text:p>
          </table:table-cell>
          <table:table-cell table:formula="of:=ROUND([.D46]*2)/2" office:value-type="float" office:value="1" calcext:value-type="float">
            <text:p>1</text:p>
          </table:table-cell>
          <table:table-cell table:number-columns-repeated="5"/>
          <table:table-cell office:value-type="float" office:value="2621.64189012056" calcext:value-type="float">
            <text:p>2621.6418901206</text:p>
          </table:table-cell>
          <table:table-cell table:formula="of:=[.K46]-[.$J$3]" office:value-type="float" office:value="56.6644042268499" calcext:value-type="float">
            <text:p>56.6644042268</text:p>
          </table:table-cell>
          <table:table-cell table:formula="of:=[.L46]/[.$J$5]" office:value-type="float" office:value="1.18364838160443" calcext:value-type="float">
            <text:p>1.1836483816</text:p>
          </table:table-cell>
          <table:table-cell table:formula="of:=ROUND([.M46]*2)/2" office:value-type="float" office:value="1" calcext:value-type="float">
            <text:p>1</text:p>
          </table:table-cell>
          <table:table-cell table:number-columns-repeated="5"/>
          <table:table-cell table:formula="of:=ROUND([.K46])" office:value-type="float" office:value="2622" calcext:value-type="float">
            <text:p>2622</text:p>
          </table:table-cell>
          <table:table-cell table:formula="of:=[.T46]-[.$S$3]" office:value-type="float" office:value="56.96" calcext:value-type="float">
            <text:p>56.96</text:p>
          </table:table-cell>
          <table:table-cell table:formula="of:=[.U46]/[.$S$5]" office:value-type="float" office:value="1.20240553805703" calcext:value-type="float">
            <text:p>1.2024055381</text:p>
          </table:table-cell>
          <table:table-cell table:formula="of:=ROUND([.V46]*2)/2" office:value-type="float" office:value="1" calcext:value-type="float">
            <text:p>1</text:p>
          </table:table-cell>
          <table:table-cell table:formula="of:=[.W46]-[.N46]" office:value-type="float" office:value="0" calcext:value-type="float">
            <text:p>0</text:p>
          </table:table-cell>
          <table:table-cell table:number-columns-repeated="5"/>
          <table:table-cell office:value-type="float" office:value="2608" calcext:value-type="float">
            <text:p>2608</text:p>
          </table:table-cell>
          <table:table-cell table:formula="of:=[.AD46]-[.$AC$3]" office:value-type="float" office:value="-3.51000000000022" calcext:value-type="float">
            <text:p>-3.51</text:p>
          </table:table-cell>
          <table:table-cell table:formula="of:=[.AE46]/[.$AC$5]" office:value-type="float" office:value="-0.0800378098577914" calcext:value-type="float">
            <text:p>-0.0800378099</text:p>
          </table:table-cell>
          <table:table-cell table:formula="of:=ROUND([.AF46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46]-[.AG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7]-[.$A$3]" office:value-type="float" office:value="-20.1599999999999" calcext:value-type="float">
            <text:p>-20.16</text:p>
          </table:table-cell>
          <table:table-cell table:formula="of:=[.C47]/[.$A$5]" office:value-type="float" office:value="-0.451264182187185" calcext:value-type="float">
            <text:p>-0.4512641822</text:p>
          </table:table-cell>
          <table:table-cell table:formula="of:=ROUND([.D47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47]-[.$J$3]" office:value-type="float" office:value="-21.6379627665301" calcext:value-type="float">
            <text:p>-21.6379627665</text:p>
          </table:table-cell>
          <table:table-cell table:formula="of:=[.L47]/[.$J$5]" office:value-type="float" office:value="-0.451989921349678" calcext:value-type="float">
            <text:p>-0.4519899213</text:p>
          </table:table-cell>
          <table:table-cell table:formula="of:=ROUND([.M47]*2)/2" office:value-type="float" office:value="-0.5" calcext:value-type="float">
            <text:p>-0.5</text:p>
          </table:table-cell>
          <table:table-cell table:number-columns-repeated="5"/>
          <table:table-cell table:formula="of:=ROUND([.K47])" office:value-type="float" office:value="2543" calcext:value-type="float">
            <text:p>2543</text:p>
          </table:table-cell>
          <table:table-cell table:formula="of:=[.T47]-[.$S$3]" office:value-type="float" office:value="-22.04" calcext:value-type="float">
            <text:p>-22.04</text:p>
          </table:table-cell>
          <table:table-cell table:formula="of:=[.U47]/[.$S$5]" office:value-type="float" office:value="-0.465256637267853" calcext:value-type="float">
            <text:p>-0.4652566373</text:p>
          </table:table-cell>
          <table:table-cell table:formula="of:=ROUND([.V47]*2)/2" office:value-type="float" office:value="-0.5" calcext:value-type="float">
            <text:p>-0.5</text:p>
          </table:table-cell>
          <table:table-cell table:formula="of:=[.W47]-[.N47]" office:value-type="float" office:value="0" calcext:value-type="float">
            <text:p>0</text:p>
          </table:table-cell>
          <table:table-cell table:number-columns-repeated="5"/>
          <table:table-cell office:value-type="float" office:value="2656" calcext:value-type="float">
            <text:p>2656</text:p>
          </table:table-cell>
          <table:table-cell table:formula="of:=[.AD47]-[.$AC$3]" office:value-type="float" office:value="44.4899999999998" calcext:value-type="float">
            <text:p>44.49</text:p>
          </table:table-cell>
          <table:table-cell table:formula="of:=[.AE47]/[.$AC$5]" office:value-type="float" office:value="1.01449634204356" calcext:value-type="float">
            <text:p>1.014496342</text:p>
          </table:table-cell>
          <table:table-cell table:formula="of:=ROUND([.AF47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47]-[.AG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8]-[.$A$3]" office:value-type="float" office:value="-20.1599999999999" calcext:value-type="float">
            <text:p>-20.16</text:p>
          </table:table-cell>
          <table:table-cell table:formula="of:=[.C48]/[.$A$5]" office:value-type="float" office:value="-0.451264182187185" calcext:value-type="float">
            <text:p>-0.4512641822</text:p>
          </table:table-cell>
          <table:table-cell table:formula="of:=ROUND([.D48]*2)/2" office:value-type="float" office:value="-0.5" calcext:value-type="float">
            <text:p>-0.5</text:p>
          </table:table-cell>
          <table:table-cell table:number-columns-repeated="5"/>
          <table:table-cell office:value-type="float" office:value="2543.33952312718" calcext:value-type="float">
            <text:p>2543.3395231272</text:p>
          </table:table-cell>
          <table:table-cell table:formula="of:=[.K48]-[.$J$3]" office:value-type="float" office:value="-21.6379627665301" calcext:value-type="float">
            <text:p>-21.6379627665</text:p>
          </table:table-cell>
          <table:table-cell table:formula="of:=[.L48]/[.$J$5]" office:value-type="float" office:value="-0.451989921349678" calcext:value-type="float">
            <text:p>-0.4519899213</text:p>
          </table:table-cell>
          <table:table-cell table:formula="of:=ROUND([.M48]*2)/2" office:value-type="float" office:value="-0.5" calcext:value-type="float">
            <text:p>-0.5</text:p>
          </table:table-cell>
          <table:table-cell table:number-columns-repeated="5"/>
          <table:table-cell table:formula="of:=ROUND([.K48])" office:value-type="float" office:value="2543" calcext:value-type="float">
            <text:p>2543</text:p>
          </table:table-cell>
          <table:table-cell table:formula="of:=[.T48]-[.$S$3]" office:value-type="float" office:value="-22.04" calcext:value-type="float">
            <text:p>-22.04</text:p>
          </table:table-cell>
          <table:table-cell table:formula="of:=[.U48]/[.$S$5]" office:value-type="float" office:value="-0.465256637267853" calcext:value-type="float">
            <text:p>-0.4652566373</text:p>
          </table:table-cell>
          <table:table-cell table:formula="of:=ROUND([.V48]*2)/2" office:value-type="float" office:value="-0.5" calcext:value-type="float">
            <text:p>-0.5</text:p>
          </table:table-cell>
          <table:table-cell table:formula="of:=[.W48]-[.N48]" office:value-type="float" office:value="0" calcext:value-type="float">
            <text:p>0</text:p>
          </table:table-cell>
          <table:table-cell table:number-columns-repeated="5"/>
          <table:table-cell office:value-type="float" office:value="2611" calcext:value-type="float">
            <text:p>2611</text:p>
          </table:table-cell>
          <table:table-cell table:formula="of:=[.AD48]-[.$AC$3]" office:value-type="float" office:value="-0.510000000000218" calcext:value-type="float">
            <text:p>-0.51</text:p>
          </table:table-cell>
          <table:table-cell table:formula="of:=[.AE48]/[.$AC$5]" office:value-type="float" office:value="-0.0116294253639569" calcext:value-type="float">
            <text:p>-0.0116294254</text:p>
          </table:table-cell>
          <table:table-cell table:formula="of:=ROUND([.AF48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48]-[.AG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formula="of:=[.B49]-[.$A$3]" office:value-type="float" office:value="12.8400000000001" calcext:value-type="float">
            <text:p>12.84</text:p>
          </table:table-cell>
          <table:table-cell table:formula="of:=[.C49]/[.$A$5]" office:value-type="float" office:value="0.287412306512081" calcext:value-type="float">
            <text:p>0.2874123065</text:p>
          </table:table-cell>
          <table:table-cell table:formula="of:=ROUND([.D49]*2)/2" office:value-type="float" office:value="0.5" calcext:value-type="float">
            <text:p>0.5</text:p>
          </table:table-cell>
          <table:table-cell table:number-columns-repeated="5"/>
          <table:table-cell office:value-type="float" office:value="2578.71622397452" calcext:value-type="float">
            <text:p>2578.7162239745</text:p>
          </table:table-cell>
          <table:table-cell table:formula="of:=[.K49]-[.$J$3]" office:value-type="float" office:value="13.7387380808095" calcext:value-type="float">
            <text:p>13.7387380808</text:p>
          </table:table-cell>
          <table:table-cell table:formula="of:=[.L49]/[.$J$5]" office:value-type="float" office:value="0.286985018487705" calcext:value-type="float">
            <text:p>0.2869850185</text:p>
          </table:table-cell>
          <table:table-cell table:formula="of:=ROUND([.M49]*2)/2" office:value-type="float" office:value="0.5" calcext:value-type="float">
            <text:p>0.5</text:p>
          </table:table-cell>
          <table:table-cell table:number-columns-repeated="5"/>
          <table:table-cell table:formula="of:=ROUND([.K49])" office:value-type="float" office:value="2579" calcext:value-type="float">
            <text:p>2579</text:p>
          </table:table-cell>
          <table:table-cell table:formula="of:=[.T49]-[.$S$3]" office:value-type="float" office:value="13.96" calcext:value-type="float">
            <text:p>13.96</text:p>
          </table:table-cell>
          <table:table-cell table:formula="of:=[.U49]/[.$S$5]" office:value-type="float" office:value="0.29469068313336" calcext:value-type="float">
            <text:p>0.2946906831</text:p>
          </table:table-cell>
          <table:table-cell table:formula="of:=ROUND([.V49]*2)/2" office:value-type="float" office:value="0.5" calcext:value-type="float">
            <text:p>0.5</text:p>
          </table:table-cell>
          <table:table-cell table:formula="of:=[.W49]-[.N49]" office:value-type="float" office:value="0" calcext:value-type="float">
            <text:p>0</text:p>
          </table:table-cell>
          <table:table-cell table:number-columns-repeated="5"/>
          <table:table-cell office:value-type="float" office:value="2576" calcext:value-type="float">
            <text:p>2576</text:p>
          </table:table-cell>
          <table:table-cell table:formula="of:=[.AD49]-[.$AC$3]" office:value-type="float" office:value="-35.5100000000002" calcext:value-type="float">
            <text:p>-35.51</text:p>
          </table:table-cell>
          <table:table-cell table:formula="of:=[.AE49]/[.$AC$5]" office:value-type="float" office:value="-0.809727244458694" calcext:value-type="float">
            <text:p>-0.8097272445</text:p>
          </table:table-cell>
          <table:table-cell table:formula="of:=ROUND([.AF49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49]-[.AG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50]-[.$A$3]" office:value-type="float" office:value="-0.159999999999854" calcext:value-type="float">
            <text:p>-0.16</text:p>
          </table:table-cell>
          <table:table-cell table:formula="of:=[.C50]/[.$A$5]" office:value-type="float" office:value="-0.00358146176338713" calcext:value-type="float">
            <text:p>-0.0035814618</text:p>
          </table:table-cell>
          <table:table-cell table:formula="of:=ROUND([.D50]*2)/2" office:value-type="float" office:value="-0" calcext:value-type="float">
            <text:p>0</text:p>
          </table:table-cell>
          <table:table-cell table:number-columns-repeated="5"/>
          <table:table-cell office:value-type="float" office:value="2564.77596038665" calcext:value-type="float">
            <text:p>2564.7759603867</text:p>
          </table:table-cell>
          <table:table-cell table:formula="of:=[.K50]-[.$J$3]" office:value-type="float" office:value="-0.201525507060524" calcext:value-type="float">
            <text:p>-0.2015255071</text:p>
          </table:table-cell>
          <table:table-cell table:formula="of:=[.L50]/[.$J$5]" office:value-type="float" office:value="-0.00420961525209459" calcext:value-type="float">
            <text:p>-0.0042096153</text:p>
          </table:table-cell>
          <table:table-cell table:formula="of:=ROUND([.M50]*2)/2" office:value-type="float" office:value="-0" calcext:value-type="float">
            <text:p>0</text:p>
          </table:table-cell>
          <table:table-cell table:number-columns-repeated="5"/>
          <table:table-cell table:formula="of:=ROUND([.K50])" office:value-type="float" office:value="2565" calcext:value-type="float">
            <text:p>2565</text:p>
          </table:table-cell>
          <table:table-cell table:formula="of:=[.T50]-[.$S$3]" office:value-type="float" office:value="-0.0399999999999636" calcext:value-type="float">
            <text:p>-0.04</text:p>
          </table:table-cell>
          <table:table-cell table:formula="of:=[.U50]/[.$S$5]" office:value-type="float" office:value="-0.000844385911556136" calcext:value-type="float">
            <text:p>-0.0008443859</text:p>
          </table:table-cell>
          <table:table-cell table:formula="of:=ROUND([.V50]*2)/2" office:value-type="float" office:value="-0" calcext:value-type="float">
            <text:p>0</text:p>
          </table:table-cell>
          <table:table-cell table:formula="of:=[.W50]-[.N50]" office:value-type="float" office:value="0" calcext:value-type="float">
            <text:p>0</text:p>
          </table:table-cell>
          <table:table-cell table:number-columns-repeated="5"/>
          <table:table-cell office:value-type="float" office:value="2609" calcext:value-type="float">
            <text:p>2609</text:p>
          </table:table-cell>
          <table:table-cell table:formula="of:=[.AD50]-[.$AC$3]" office:value-type="float" office:value="-2.51000000000022" calcext:value-type="float">
            <text:p>-2.51</text:p>
          </table:table-cell>
          <table:table-cell table:formula="of:=[.AE50]/[.$AC$5]" office:value-type="float" office:value="-0.0572350150265133" calcext:value-type="float">
            <text:p>-0.057235015</text:p>
          </table:table-cell>
          <table:table-cell table:formula="of:=ROUND([.AF50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50]-[.AG5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table:formula="of:=[.B51]-[.$A$3]" office:value-type="float" office:value="11.8400000000001" calcext:value-type="float">
            <text:p>11.84</text:p>
          </table:table-cell>
          <table:table-cell table:formula="of:=[.C51]/[.$A$5]" office:value-type="float" office:value="0.265028170490892" calcext:value-type="float">
            <text:p>0.2650281705</text:p>
          </table:table-cell>
          <table:table-cell table:formula="of:=ROUND([.D51]*2)/2" office:value-type="float" office:value="0.5" calcext:value-type="float">
            <text:p>0.5</text:p>
          </table:table-cell>
          <table:table-cell table:number-columns-repeated="5"/>
          <table:table-cell office:value-type="float" office:value="2577.64371188366" calcext:value-type="float">
            <text:p>2577.6437118837</text:p>
          </table:table-cell>
          <table:table-cell table:formula="of:=[.K51]-[.$J$3]" office:value-type="float" office:value="12.6662259899499" calcext:value-type="float">
            <text:p>12.6662259899</text:p>
          </table:table-cell>
          <table:table-cell table:formula="of:=[.L51]/[.$J$5]" office:value-type="float" office:value="0.26458158518741" calcext:value-type="float">
            <text:p>0.2645815852</text:p>
          </table:table-cell>
          <table:table-cell table:formula="of:=ROUND([.M51]*2)/2" office:value-type="float" office:value="0.5" calcext:value-type="float">
            <text:p>0.5</text:p>
          </table:table-cell>
          <table:table-cell table:number-columns-repeated="5"/>
          <table:table-cell table:formula="of:=ROUND([.K51])" office:value-type="float" office:value="2578" calcext:value-type="float">
            <text:p>2578</text:p>
          </table:table-cell>
          <table:table-cell table:formula="of:=[.T51]-[.$S$3]" office:value-type="float" office:value="12.96" calcext:value-type="float">
            <text:p>12.96</text:p>
          </table:table-cell>
          <table:table-cell table:formula="of:=[.U51]/[.$S$5]" office:value-type="float" office:value="0.273581035344438" calcext:value-type="float">
            <text:p>0.2735810353</text:p>
          </table:table-cell>
          <table:table-cell table:formula="of:=ROUND([.V51]*2)/2" office:value-type="float" office:value="0.5" calcext:value-type="float">
            <text:p>0.5</text:p>
          </table:table-cell>
          <table:table-cell table:formula="of:=[.W51]-[.N51]" office:value-type="float" office:value="0" calcext:value-type="float">
            <text:p>0</text:p>
          </table:table-cell>
          <table:table-cell table:number-columns-repeated="5"/>
          <table:table-cell office:value-type="float" office:value="2527" calcext:value-type="float">
            <text:p>2527</text:p>
          </table:table-cell>
          <table:table-cell table:formula="of:=[.AD51]-[.$AC$3]" office:value-type="float" office:value="-84.5100000000002" calcext:value-type="float">
            <text:p>-84.51</text:p>
          </table:table-cell>
          <table:table-cell table:formula="of:=[.AE51]/[.$AC$5]" office:value-type="float" office:value="-1.92706419119133" calcext:value-type="float">
            <text:p>-1.9270641912</text:p>
          </table:table-cell>
          <table:table-cell table:formula="of:=ROUND([.AF51]*2)/2" office:value-type="float" office:value="-2" calcext:value-type="float">
            <text:p>-2</text:p>
          </table:table-cell>
          <table:table-cell table:style-name="ce3" office:value-type="float" office:value="-2" calcext:value-type="float">
            <text:p>-2.0</text:p>
          </table:table-cell>
          <table:table-cell table:formula="of:=[.AH51]-[.AG51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11" calcext:value-type="float">
            <text:p>2611</text:p>
          </table:table-cell>
          <table:table-cell table:formula="of:=[.AD52]-[.$AC$3]" office:value-type="float" office:value="-0.510000000000218" calcext:value-type="float">
            <text:p>-0.51</text:p>
          </table:table-cell>
          <table:table-cell table:formula="of:=[.AE52]/[.$AC$5]" office:value-type="float" office:value="-0.0116294253639569" calcext:value-type="float">
            <text:p>-0.0116294254</text:p>
          </table:table-cell>
          <table:table-cell table:formula="of:=ROUND([.AF52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52]-[.AG52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49" calcext:value-type="float">
            <text:p>2649</text:p>
          </table:table-cell>
          <table:table-cell table:formula="of:=[.AD53]-[.$AC$3]" office:value-type="float" office:value="37.4899999999998" calcext:value-type="float">
            <text:p>37.49</text:p>
          </table:table-cell>
          <table:table-cell table:formula="of:=[.AE53]/[.$AC$5]" office:value-type="float" office:value="0.854876778224615" calcext:value-type="float">
            <text:p>0.8548767782</text:p>
          </table:table-cell>
          <table:table-cell table:formula="of:=ROUND([.AF53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53]-[.AG53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68" calcext:value-type="float">
            <text:p>2568</text:p>
          </table:table-cell>
          <table:table-cell table:formula="of:=[.AD54]-[.$AC$3]" office:value-type="float" office:value="-43.5100000000002" calcext:value-type="float">
            <text:p>-43.51</text:p>
          </table:table-cell>
          <table:table-cell table:formula="of:=[.AE54]/[.$AC$5]" office:value-type="float" office:value="-0.992149603108919" calcext:value-type="float">
            <text:p>-0.9921496031</text:p>
          </table:table-cell>
          <table:table-cell table:formula="of:=ROUND([.AF54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54]-[.AG54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85" calcext:value-type="float">
            <text:p>2685</text:p>
          </table:table-cell>
          <table:table-cell table:formula="of:=[.AD55]-[.$AC$3]" office:value-type="float" office:value="73.4899999999998" calcext:value-type="float">
            <text:p>73.49</text:p>
          </table:table-cell>
          <table:table-cell table:formula="of:=[.AE55]/[.$AC$5]" office:value-type="float" office:value="1.67577739215063" calcext:value-type="float">
            <text:p>1.6757773922</text:p>
          </table:table-cell>
          <table:table-cell table:formula="of:=ROUND([.AF55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55]-[.AG55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44" calcext:value-type="float">
            <text:p>2644</text:p>
          </table:table-cell>
          <table:table-cell table:formula="of:=[.AD56]-[.$AC$3]" office:value-type="float" office:value="32.4899999999998" calcext:value-type="float">
            <text:p>32.49</text:p>
          </table:table-cell>
          <table:table-cell table:formula="of:=[.AE56]/[.$AC$5]" office:value-type="float" office:value="0.740862804068224" calcext:value-type="float">
            <text:p>0.7408628041</text:p>
          </table:table-cell>
          <table:table-cell table:formula="of:=ROUND([.AF56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56]-[.AG56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60" calcext:value-type="float">
            <text:p>2560</text:p>
          </table:table-cell>
          <table:table-cell table:formula="of:=[.AD57]-[.$AC$3]" office:value-type="float" office:value="-51.5100000000002" calcext:value-type="float">
            <text:p>-51.51</text:p>
          </table:table-cell>
          <table:table-cell table:formula="of:=[.AE57]/[.$AC$5]" office:value-type="float" office:value="-1.17457196175914" calcext:value-type="float">
            <text:p>-1.1745719618</text:p>
          </table:table-cell>
          <table:table-cell table:formula="of:=ROUND([.AF57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57]-[.AG57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48" calcext:value-type="float">
            <text:p>2648</text:p>
          </table:table-cell>
          <table:table-cell table:formula="of:=[.AD58]-[.$AC$3]" office:value-type="float" office:value="36.4899999999998" calcext:value-type="float">
            <text:p>36.49</text:p>
          </table:table-cell>
          <table:table-cell table:formula="of:=[.AE58]/[.$AC$5]" office:value-type="float" office:value="0.832073983393336" calcext:value-type="float">
            <text:p>0.8320739834</text:p>
          </table:table-cell>
          <table:table-cell table:formula="of:=ROUND([.AF58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58]-[.AG58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76" calcext:value-type="float">
            <text:p>2676</text:p>
          </table:table-cell>
          <table:table-cell table:formula="of:=[.AD59]-[.$AC$3]" office:value-type="float" office:value="64.4899999999998" calcext:value-type="float">
            <text:p>64.49</text:p>
          </table:table-cell>
          <table:table-cell table:formula="of:=[.AE59]/[.$AC$5]" office:value-type="float" office:value="1.47055223866913" calcext:value-type="float">
            <text:p>1.4705522387</text:p>
          </table:table-cell>
          <table:table-cell table:formula="of:=ROUND([.AF59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59]-[.AG5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81" calcext:value-type="float">
            <text:p>2681</text:p>
          </table:table-cell>
          <table:table-cell table:formula="of:=[.AD60]-[.$AC$3]" office:value-type="float" office:value="69.4899999999998" calcext:value-type="float">
            <text:p>69.49</text:p>
          </table:table-cell>
          <table:table-cell table:formula="of:=[.AE60]/[.$AC$5]" office:value-type="float" office:value="1.58456621282552" calcext:value-type="float">
            <text:p>1.5845662128</text:p>
          </table:table-cell>
          <table:table-cell table:formula="of:=ROUND([.AF60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60]-[.AG60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499" calcext:value-type="float">
            <text:p>2499</text:p>
          </table:table-cell>
          <table:table-cell table:formula="of:=[.AD61]-[.$AC$3]" office:value-type="float" office:value="-112.51" calcext:value-type="float">
            <text:p>-112.51</text:p>
          </table:table-cell>
          <table:table-cell table:formula="of:=[.AE61]/[.$AC$5]" office:value-type="float" office:value="-2.56554244646711" calcext:value-type="float">
            <text:p>-2.5655424465</text:p>
          </table:table-cell>
          <table:table-cell table:formula="of:=ROUND([.AF61]*2)/2" office:value-type="float" office:value="-2.5" calcext:value-type="float">
            <text:p>-2.5</text:p>
          </table:table-cell>
          <table:table-cell table:style-name="ce5" office:value-type="float" office:value="-2.5" calcext:value-type="float">
            <text:p>-2.5</text:p>
          </table:table-cell>
          <table:table-cell table:formula="of:=[.AH61]-[.AG61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35" calcext:value-type="float">
            <text:p>2635</text:p>
          </table:table-cell>
          <table:table-cell table:formula="of:=[.AD62]-[.$AC$3]" office:value-type="float" office:value="23.4899999999998" calcext:value-type="float">
            <text:p>23.49</text:p>
          </table:table-cell>
          <table:table-cell table:formula="of:=[.AE62]/[.$AC$5]" office:value-type="float" office:value="0.53563765058672" calcext:value-type="float">
            <text:p>0.5356376506</text:p>
          </table:table-cell>
          <table:table-cell table:formula="of:=ROUND([.AF62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62]-[.AG62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00" calcext:value-type="float">
            <text:p>2600</text:p>
          </table:table-cell>
          <table:table-cell table:formula="of:=[.AD63]-[.$AC$3]" office:value-type="float" office:value="-11.5100000000002" calcext:value-type="float">
            <text:p>-11.51</text:p>
          </table:table-cell>
          <table:table-cell table:formula="of:=[.AE63]/[.$AC$5]" office:value-type="float" office:value="-0.262460168508017" calcext:value-type="float">
            <text:p>-0.2624601685</text:p>
          </table:table-cell>
          <table:table-cell table:formula="of:=ROUND([.AF63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63]-[.AG63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88" calcext:value-type="float">
            <text:p>2688</text:p>
          </table:table-cell>
          <table:table-cell table:formula="of:=[.AD64]-[.$AC$3]" office:value-type="float" office:value="76.4899999999998" calcext:value-type="float">
            <text:p>76.49</text:p>
          </table:table-cell>
          <table:table-cell table:formula="of:=[.AE64]/[.$AC$5]" office:value-type="float" office:value="1.74418577664446" calcext:value-type="float">
            <text:p>1.7441857766</text:p>
          </table:table-cell>
          <table:table-cell table:formula="of:=ROUND([.AF64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64]-[.AG64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44" calcext:value-type="float">
            <text:p>2644</text:p>
          </table:table-cell>
          <table:table-cell table:formula="of:=[.AD65]-[.$AC$3]" office:value-type="float" office:value="32.4899999999998" calcext:value-type="float">
            <text:p>32.49</text:p>
          </table:table-cell>
          <table:table-cell table:formula="of:=[.AE65]/[.$AC$5]" office:value-type="float" office:value="0.740862804068224" calcext:value-type="float">
            <text:p>0.7408628041</text:p>
          </table:table-cell>
          <table:table-cell table:formula="of:=ROUND([.AF65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65]-[.AG65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99" calcext:value-type="float">
            <text:p>2599</text:p>
          </table:table-cell>
          <table:table-cell table:formula="of:=[.AD66]-[.$AC$3]" office:value-type="float" office:value="-12.5100000000002" calcext:value-type="float">
            <text:p>-12.51</text:p>
          </table:table-cell>
          <table:table-cell table:formula="of:=[.AE66]/[.$AC$5]" office:value-type="float" office:value="-0.285262963339295" calcext:value-type="float">
            <text:p>-0.2852629633</text:p>
          </table:table-cell>
          <table:table-cell table:formula="of:=ROUND([.AF66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66]-[.AG66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26" calcext:value-type="float">
            <text:p>2526</text:p>
          </table:table-cell>
          <table:table-cell table:formula="of:=[.AD67]-[.$AC$3]" office:value-type="float" office:value="-85.5100000000002" calcext:value-type="float">
            <text:p>-85.51</text:p>
          </table:table-cell>
          <table:table-cell table:formula="of:=[.AE67]/[.$AC$5]" office:value-type="float" office:value="-1.9498669860226" calcext:value-type="float">
            <text:p>-1.949866986</text:p>
          </table:table-cell>
          <table:table-cell table:formula="of:=ROUND([.AF67]*2)/2" office:value-type="float" office:value="-2" calcext:value-type="float">
            <text:p>-2</text:p>
          </table:table-cell>
          <table:table-cell table:style-name="ce3" office:value-type="float" office:value="-2" calcext:value-type="float">
            <text:p>-2.0</text:p>
          </table:table-cell>
          <table:table-cell table:formula="of:=[.AH67]-[.AG67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71" calcext:value-type="float">
            <text:p>2571</text:p>
          </table:table-cell>
          <table:table-cell table:formula="of:=[.AD68]-[.$AC$3]" office:value-type="float" office:value="-40.5100000000002" calcext:value-type="float">
            <text:p>-40.51</text:p>
          </table:table-cell>
          <table:table-cell table:formula="of:=[.AE68]/[.$AC$5]" office:value-type="float" office:value="-0.923741218615085" calcext:value-type="float">
            <text:p>-0.9237412186</text:p>
          </table:table-cell>
          <table:table-cell table:formula="of:=ROUND([.AF68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68]-[.AG68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07" calcext:value-type="float">
            <text:p>2607</text:p>
          </table:table-cell>
          <table:table-cell table:formula="of:=[.AD69]-[.$AC$3]" office:value-type="float" office:value="-4.51000000000022" calcext:value-type="float">
            <text:p>-4.51</text:p>
          </table:table-cell>
          <table:table-cell table:formula="of:=[.AE69]/[.$AC$5]" office:value-type="float" office:value="-0.10284060468907" calcext:value-type="float">
            <text:p>-0.1028406047</text:p>
          </table:table-cell>
          <table:table-cell table:formula="of:=ROUND([.AF69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69]-[.AG6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34" calcext:value-type="float">
            <text:p>2634</text:p>
          </table:table-cell>
          <table:table-cell table:formula="of:=[.AD70]-[.$AC$3]" office:value-type="float" office:value="22.4899999999998" calcext:value-type="float">
            <text:p>22.49</text:p>
          </table:table-cell>
          <table:table-cell table:formula="of:=[.AE70]/[.$AC$5]" office:value-type="float" office:value="0.512834855755442" calcext:value-type="float">
            <text:p>0.5128348558</text:p>
          </table:table-cell>
          <table:table-cell table:formula="of:=ROUND([.AF70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70]-[.AG70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25" calcext:value-type="float">
            <text:p>2625</text:p>
          </table:table-cell>
          <table:table-cell table:formula="of:=[.AD71]-[.$AC$3]" office:value-type="float" office:value="13.4899999999998" calcext:value-type="float">
            <text:p>13.49</text:p>
          </table:table-cell>
          <table:table-cell table:formula="of:=[.AE71]/[.$AC$5]" office:value-type="float" office:value="0.307609702273938" calcext:value-type="float">
            <text:p>0.3076097023</text:p>
          </table:table-cell>
          <table:table-cell table:formula="of:=ROUND([.AF71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71]-[.AG71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15" calcext:value-type="float">
            <text:p>2515</text:p>
          </table:table-cell>
          <table:table-cell table:formula="of:=[.AD72]-[.$AC$3]" office:value-type="float" office:value="-96.5100000000002" calcext:value-type="float">
            <text:p>-96.51</text:p>
          </table:table-cell>
          <table:table-cell table:formula="of:=[.AE72]/[.$AC$5]" office:value-type="float" office:value="-2.20069772916666" calcext:value-type="float">
            <text:p>-2.2006977292</text:p>
          </table:table-cell>
          <table:table-cell table:formula="of:=ROUND([.AF72]*2)/2" office:value-type="float" office:value="-2" calcext:value-type="float">
            <text:p>-2</text:p>
          </table:table-cell>
          <table:table-cell table:style-name="ce3" office:value-type="float" office:value="-2" calcext:value-type="float">
            <text:p>-2.0</text:p>
          </table:table-cell>
          <table:table-cell table:formula="of:=[.AH72]-[.AG72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86" calcext:value-type="float">
            <text:p>2586</text:p>
          </table:table-cell>
          <table:table-cell table:formula="of:=[.AD73]-[.$AC$3]" office:value-type="float" office:value="-25.5100000000002" calcext:value-type="float">
            <text:p>-25.51</text:p>
          </table:table-cell>
          <table:table-cell table:formula="of:=[.AE73]/[.$AC$5]" office:value-type="float" office:value="-0.581699296145912" calcext:value-type="float">
            <text:p>-0.5816992961</text:p>
          </table:table-cell>
          <table:table-cell table:formula="of:=ROUND([.AF73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73]-[.AG73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02" calcext:value-type="float">
            <text:p>2602</text:p>
          </table:table-cell>
          <table:table-cell table:formula="of:=[.AD74]-[.$AC$3]" office:value-type="float" office:value="-9.51000000000022" calcext:value-type="float">
            <text:p>-9.51</text:p>
          </table:table-cell>
          <table:table-cell table:formula="of:=[.AE74]/[.$AC$5]" office:value-type="float" office:value="-0.216854578845461" calcext:value-type="float">
            <text:p>-0.2168545788</text:p>
          </table:table-cell>
          <table:table-cell table:formula="of:=ROUND([.AF74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74]-[.AG74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67" calcext:value-type="float">
            <text:p>2667</text:p>
          </table:table-cell>
          <table:table-cell table:formula="of:=[.AD75]-[.$AC$3]" office:value-type="float" office:value="55.4899999999998" calcext:value-type="float">
            <text:p>55.49</text:p>
          </table:table-cell>
          <table:table-cell table:formula="of:=[.AE75]/[.$AC$5]" office:value-type="float" office:value="1.26532708518762" calcext:value-type="float">
            <text:p>1.2653270852</text:p>
          </table:table-cell>
          <table:table-cell table:formula="of:=ROUND([.AF75]*2)/2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.0</text:p>
          </table:table-cell>
          <table:table-cell table:formula="of:=[.AH75]-[.AG75]" office:value-type="float" office:value="-0.5" calcext:value-type="float">
            <text:p>-0.5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46" calcext:value-type="float">
            <text:p>2646</text:p>
          </table:table-cell>
          <table:table-cell table:formula="of:=[.AD76]-[.$AC$3]" office:value-type="float" office:value="34.4899999999998" calcext:value-type="float">
            <text:p>34.49</text:p>
          </table:table-cell>
          <table:table-cell table:formula="of:=[.AE76]/[.$AC$5]" office:value-type="float" office:value="0.78646839373078" calcext:value-type="float">
            <text:p>0.7864683937</text:p>
          </table:table-cell>
          <table:table-cell table:formula="of:=ROUND([.AF76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76]-[.AG76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72" calcext:value-type="float">
            <text:p>2572</text:p>
          </table:table-cell>
          <table:table-cell table:formula="of:=[.AD77]-[.$AC$3]" office:value-type="float" office:value="-39.5100000000002" calcext:value-type="float">
            <text:p>-39.51</text:p>
          </table:table-cell>
          <table:table-cell table:formula="of:=[.AE77]/[.$AC$5]" office:value-type="float" office:value="-0.900938423783806" calcext:value-type="float">
            <text:p>-0.9009384238</text:p>
          </table:table-cell>
          <table:table-cell table:formula="of:=ROUND([.AF77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77]-[.AG77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59" calcext:value-type="float">
            <text:p>2559</text:p>
          </table:table-cell>
          <table:table-cell table:formula="of:=[.AD78]-[.$AC$3]" office:value-type="float" office:value="-52.5100000000002" calcext:value-type="float">
            <text:p>-52.51</text:p>
          </table:table-cell>
          <table:table-cell table:formula="of:=[.AE78]/[.$AC$5]" office:value-type="float" office:value="-1.19737475659042" calcext:value-type="float">
            <text:p>-1.1973747566</text:p>
          </table:table-cell>
          <table:table-cell table:formula="of:=ROUND([.AF78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78]-[.AG78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27" calcext:value-type="float">
            <text:p>2627</text:p>
          </table:table-cell>
          <table:table-cell table:formula="of:=[.AD79]-[.$AC$3]" office:value-type="float" office:value="15.4899999999998" calcext:value-type="float">
            <text:p>15.49</text:p>
          </table:table-cell>
          <table:table-cell table:formula="of:=[.AE79]/[.$AC$5]" office:value-type="float" office:value="0.353215291936494" calcext:value-type="float">
            <text:p>0.3532152919</text:p>
          </table:table-cell>
          <table:table-cell table:formula="of:=ROUND([.AF79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79]-[.AG7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40" calcext:value-type="float">
            <text:p>2540</text:p>
          </table:table-cell>
          <table:table-cell table:formula="of:=[.AD80]-[.$AC$3]" office:value-type="float" office:value="-71.5100000000002" calcext:value-type="float">
            <text:p>-71.51</text:p>
          </table:table-cell>
          <table:table-cell table:formula="of:=[.AE80]/[.$AC$5]" office:value-type="float" office:value="-1.63062785838471" calcext:value-type="float">
            <text:p>-1.6306278584</text:p>
          </table:table-cell>
          <table:table-cell table:formula="of:=ROUND([.AF80]*2)/2" office:value-type="float" office:value="-1.5" calcext:value-type="float">
            <text:p>-1.5</text:p>
          </table:table-cell>
          <table:table-cell table:style-name="ce5" office:value-type="float" office:value="-1.5" calcext:value-type="float">
            <text:p>-1.5</text:p>
          </table:table-cell>
          <table:table-cell table:formula="of:=[.AH80]-[.AG80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34" calcext:value-type="float">
            <text:p>2534</text:p>
          </table:table-cell>
          <table:table-cell table:formula="of:=[.AD81]-[.$AC$3]" office:value-type="float" office:value="-77.5100000000002" calcext:value-type="float">
            <text:p>-77.51</text:p>
          </table:table-cell>
          <table:table-cell table:formula="of:=[.AE81]/[.$AC$5]" office:value-type="float" office:value="-1.76744462737238" calcext:value-type="float">
            <text:p>-1.7674446274</text:p>
          </table:table-cell>
          <table:table-cell table:formula="of:=ROUND([.AF81]*2)/2" office:value-type="float" office:value="-2" calcext:value-type="float">
            <text:p>-2</text:p>
          </table:table-cell>
          <table:table-cell table:style-name="ce5" office:value-type="float" office:value="-1.5" calcext:value-type="float">
            <text:p>-1.5</text:p>
          </table:table-cell>
          <table:table-cell table:formula="of:=[.AH81]-[.AG81]" office:value-type="float" office:value="0.5" calcext:value-type="float">
            <text:p>0.5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85" calcext:value-type="float">
            <text:p>2585</text:p>
          </table:table-cell>
          <table:table-cell table:formula="of:=[.AD82]-[.$AC$3]" office:value-type="float" office:value="-26.5100000000002" calcext:value-type="float">
            <text:p>-26.51</text:p>
          </table:table-cell>
          <table:table-cell table:formula="of:=[.AE82]/[.$AC$5]" office:value-type="float" office:value="-0.60450209097719" calcext:value-type="float">
            <text:p>-0.604502091</text:p>
          </table:table-cell>
          <table:table-cell table:formula="of:=ROUND([.AF82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82]-[.AG82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59" calcext:value-type="float">
            <text:p>2559</text:p>
          </table:table-cell>
          <table:table-cell table:formula="of:=[.AD83]-[.$AC$3]" office:value-type="float" office:value="-52.5100000000002" calcext:value-type="float">
            <text:p>-52.51</text:p>
          </table:table-cell>
          <table:table-cell table:formula="of:=[.AE83]/[.$AC$5]" office:value-type="float" office:value="-1.19737475659042" calcext:value-type="float">
            <text:p>-1.1973747566</text:p>
          </table:table-cell>
          <table:table-cell table:formula="of:=ROUND([.AF83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83]-[.AG83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98" calcext:value-type="float">
            <text:p>2598</text:p>
          </table:table-cell>
          <table:table-cell table:formula="of:=[.AD84]-[.$AC$3]" office:value-type="float" office:value="-13.5100000000002" calcext:value-type="float">
            <text:p>-13.51</text:p>
          </table:table-cell>
          <table:table-cell table:formula="of:=[.AE84]/[.$AC$5]" office:value-type="float" office:value="-0.308065758170573" calcext:value-type="float">
            <text:p>-0.3080657582</text:p>
          </table:table-cell>
          <table:table-cell table:formula="of:=ROUND([.AF84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84]-[.AG84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70" calcext:value-type="float">
            <text:p>2570</text:p>
          </table:table-cell>
          <table:table-cell table:formula="of:=[.AD85]-[.$AC$3]" office:value-type="float" office:value="-41.5100000000002" calcext:value-type="float">
            <text:p>-41.51</text:p>
          </table:table-cell>
          <table:table-cell table:formula="of:=[.AE85]/[.$AC$5]" office:value-type="float" office:value="-0.946544013446363" calcext:value-type="float">
            <text:p>-0.9465440134</text:p>
          </table:table-cell>
          <table:table-cell table:formula="of:=ROUND([.AF85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85]-[.AG85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72" calcext:value-type="float">
            <text:p>2672</text:p>
          </table:table-cell>
          <table:table-cell table:formula="of:=[.AD86]-[.$AC$3]" office:value-type="float" office:value="60.4899999999998" calcext:value-type="float">
            <text:p>60.49</text:p>
          </table:table-cell>
          <table:table-cell table:formula="of:=[.AE86]/[.$AC$5]" office:value-type="float" office:value="1.37934105934401" calcext:value-type="float">
            <text:p>1.3793410593</text:p>
          </table:table-cell>
          <table:table-cell table:formula="of:=ROUND([.AF86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86]-[.AG86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22" calcext:value-type="float">
            <text:p>2622</text:p>
          </table:table-cell>
          <table:table-cell table:formula="of:=[.AD87]-[.$AC$3]" office:value-type="float" office:value="10.4899999999998" calcext:value-type="float">
            <text:p>10.49</text:p>
          </table:table-cell>
          <table:table-cell table:formula="of:=[.AE87]/[.$AC$5]" office:value-type="float" office:value="0.239201317780103" calcext:value-type="float">
            <text:p>0.2392013178</text:p>
          </table:table-cell>
          <table:table-cell table:formula="of:=ROUND([.AF87]*2)/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87]-[.AG87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92" calcext:value-type="float">
            <text:p>2592</text:p>
          </table:table-cell>
          <table:table-cell table:formula="of:=[.AD88]-[.$AC$3]" office:value-type="float" office:value="-19.5100000000002" calcext:value-type="float">
            <text:p>-19.51</text:p>
          </table:table-cell>
          <table:table-cell table:formula="of:=[.AE88]/[.$AC$5]" office:value-type="float" office:value="-0.444882527158243" calcext:value-type="float">
            <text:p>-0.4448825272</text:p>
          </table:table-cell>
          <table:table-cell table:formula="of:=ROUND([.AF88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88]-[.AG88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03" calcext:value-type="float">
            <text:p>2603</text:p>
          </table:table-cell>
          <table:table-cell table:formula="of:=[.AD89]-[.$AC$3]" office:value-type="float" office:value="-8.51000000000022" calcext:value-type="float">
            <text:p>-8.51</text:p>
          </table:table-cell>
          <table:table-cell table:formula="of:=[.AE89]/[.$AC$5]" office:value-type="float" office:value="-0.194051784014182" calcext:value-type="float">
            <text:p>-0.194051784</text:p>
          </table:table-cell>
          <table:table-cell table:formula="of:=ROUND([.AF89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89]-[.AG8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26" calcext:value-type="float">
            <text:p>2626</text:p>
          </table:table-cell>
          <table:table-cell table:formula="of:=[.AD90]-[.$AC$3]" office:value-type="float" office:value="14.4899999999998" calcext:value-type="float">
            <text:p>14.49</text:p>
          </table:table-cell>
          <table:table-cell table:formula="of:=[.AE90]/[.$AC$5]" office:value-type="float" office:value="0.330412497105216" calcext:value-type="float">
            <text:p>0.3304124971</text:p>
          </table:table-cell>
          <table:table-cell table:formula="of:=ROUND([.AF90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90]-[.AG90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16" calcext:value-type="float">
            <text:p>2616</text:p>
          </table:table-cell>
          <table:table-cell table:formula="of:=[.AD91]-[.$AC$3]" office:value-type="float" office:value="4.48999999999978" calcext:value-type="float">
            <text:p>4.49</text:p>
          </table:table-cell>
          <table:table-cell table:formula="of:=[.AE91]/[.$AC$5]" office:value-type="float" office:value="0.102384548792434" calcext:value-type="float">
            <text:p>0.1023845488</text:p>
          </table:table-cell>
          <table:table-cell table:formula="of:=ROUND([.AF91]*2)/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91]-[.AG91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77" calcext:value-type="float">
            <text:p>2577</text:p>
          </table:table-cell>
          <table:table-cell table:formula="of:=[.AD92]-[.$AC$3]" office:value-type="float" office:value="-34.5100000000002" calcext:value-type="float">
            <text:p>-34.51</text:p>
          </table:table-cell>
          <table:table-cell table:formula="of:=[.AE92]/[.$AC$5]" office:value-type="float" office:value="-0.786924449627415" calcext:value-type="float">
            <text:p>-0.7869244496</text:p>
          </table:table-cell>
          <table:table-cell table:formula="of:=ROUND([.AF92]*2)/2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.0</text:p>
          </table:table-cell>
          <table:table-cell table:formula="of:=[.AH92]-[.AG92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27" calcext:value-type="float">
            <text:p>2627</text:p>
          </table:table-cell>
          <table:table-cell table:formula="of:=[.AD93]-[.$AC$3]" office:value-type="float" office:value="15.4899999999998" calcext:value-type="float">
            <text:p>15.49</text:p>
          </table:table-cell>
          <table:table-cell table:formula="of:=[.AE93]/[.$AC$5]" office:value-type="float" office:value="0.353215291936494" calcext:value-type="float">
            <text:p>0.3532152919</text:p>
          </table:table-cell>
          <table:table-cell table:formula="of:=ROUND([.AF93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93]-[.AG93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84" calcext:value-type="float">
            <text:p>2684</text:p>
          </table:table-cell>
          <table:table-cell table:formula="of:=[.AD94]-[.$AC$3]" office:value-type="float" office:value="72.4899999999998" calcext:value-type="float">
            <text:p>72.49</text:p>
          </table:table-cell>
          <table:table-cell table:formula="of:=[.AE94]/[.$AC$5]" office:value-type="float" office:value="1.65297459731935" calcext:value-type="float">
            <text:p>1.6529745973</text:p>
          </table:table-cell>
          <table:table-cell table:formula="of:=ROUND([.AF94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94]-[.AG94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81" calcext:value-type="float">
            <text:p>2681</text:p>
          </table:table-cell>
          <table:table-cell table:formula="of:=[.AD95]-[.$AC$3]" office:value-type="float" office:value="69.4899999999998" calcext:value-type="float">
            <text:p>69.49</text:p>
          </table:table-cell>
          <table:table-cell table:formula="of:=[.AE95]/[.$AC$5]" office:value-type="float" office:value="1.58456621282552" calcext:value-type="float">
            <text:p>1.5845662128</text:p>
          </table:table-cell>
          <table:table-cell table:formula="of:=ROUND([.AF95]*2)/2" office:value-type="float" office:value="1.5" calcext:value-type="float">
            <text:p>1.5</text:p>
          </table:table-cell>
          <table:table-cell table:style-name="ce5" office:value-type="float" office:value="1.5" calcext:value-type="float">
            <text:p>1.5</text:p>
          </table:table-cell>
          <table:table-cell table:formula="of:=[.AH95]-[.AG95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49" calcext:value-type="float">
            <text:p>2649</text:p>
          </table:table-cell>
          <table:table-cell table:formula="of:=[.AD96]-[.$AC$3]" office:value-type="float" office:value="37.4899999999998" calcext:value-type="float">
            <text:p>37.49</text:p>
          </table:table-cell>
          <table:table-cell table:formula="of:=[.AE96]/[.$AC$5]" office:value-type="float" office:value="0.854876778224615" calcext:value-type="float">
            <text:p>0.8548767782</text:p>
          </table:table-cell>
          <table:table-cell table:formula="of:=ROUND([.AF96]*2)/2" office:value-type="float" office:value="1" calcext:value-type="float">
            <text:p>1</text:p>
          </table:table-cell>
          <table:table-cell table:style-name="ce3" office:value-type="float" office:value="1" calcext:value-type="float">
            <text:p>1.0</text:p>
          </table:table-cell>
          <table:table-cell table:formula="of:=[.AH96]-[.AG96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26" calcext:value-type="float">
            <text:p>2626</text:p>
          </table:table-cell>
          <table:table-cell table:formula="of:=[.AD97]-[.$AC$3]" office:value-type="float" office:value="14.4899999999998" calcext:value-type="float">
            <text:p>14.49</text:p>
          </table:table-cell>
          <table:table-cell table:formula="of:=[.AE97]/[.$AC$5]" office:value-type="float" office:value="0.330412497105216" calcext:value-type="float">
            <text:p>0.3304124971</text:p>
          </table:table-cell>
          <table:table-cell table:formula="of:=ROUND([.AF97]*2)/2" office:value-type="float" office:value="0.5" calcext:value-type="float">
            <text:p>0.5</text:p>
          </table:table-cell>
          <table:table-cell office:value-type="float" office:value="0.5" calcext:value-type="float">
            <text:p>0.50</text:p>
          </table:table-cell>
          <table:table-cell table:formula="of:=[.AH97]-[.AG97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90" calcext:value-type="float">
            <text:p>2590</text:p>
          </table:table-cell>
          <table:table-cell table:formula="of:=[.AD98]-[.$AC$3]" office:value-type="float" office:value="-21.5100000000002" calcext:value-type="float">
            <text:p>-21.51</text:p>
          </table:table-cell>
          <table:table-cell table:formula="of:=[.AE98]/[.$AC$5]" office:value-type="float" office:value="-0.490488116820799" calcext:value-type="float">
            <text:p>-0.4904881168</text:p>
          </table:table-cell>
          <table:table-cell table:formula="of:=ROUND([.AF98]*2)/2" office:value-type="float" office:value="-0.5" calcext:value-type="float">
            <text:p>-0.5</text:p>
          </table:table-cell>
          <table:table-cell office:value-type="float" office:value="-0.5" calcext:value-type="float">
            <text:p>-0.50</text:p>
          </table:table-cell>
          <table:table-cell table:formula="of:=[.AH98]-[.AG98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10" calcext:value-type="float">
            <text:p>2610</text:p>
          </table:table-cell>
          <table:table-cell table:formula="of:=[.AD99]-[.$AC$3]" office:value-type="float" office:value="-1.51000000000022" calcext:value-type="float">
            <text:p>-1.51</text:p>
          </table:table-cell>
          <table:table-cell table:formula="of:=[.AE99]/[.$AC$5]" office:value-type="float" office:value="-0.034432220195235" calcext:value-type="float">
            <text:p>-0.0344322202</text:p>
          </table:table-cell>
          <table:table-cell table:formula="of:=ROUND([.AF99]*2)/2" office:value-type="float" office:value="-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99]-[.AG9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614" calcext:value-type="float">
            <text:p>2614</text:p>
          </table:table-cell>
          <table:table-cell table:formula="of:=[.AD100]-[.$AC$3]" office:value-type="float" office:value="2.48999999999978" calcext:value-type="float">
            <text:p>2.49</text:p>
          </table:table-cell>
          <table:table-cell table:formula="of:=[.AE100]/[.$AC$5]" office:value-type="float" office:value="0.0567789591298777" calcext:value-type="float">
            <text:p>0.0567789591</text:p>
          </table:table-cell>
          <table:table-cell table:formula="of:=ROUND([.AF100]*2)/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AH100]-[.AG100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8"/>
          <table:table-cell office:value-type="float" office:value="2545" calcext:value-type="float">
            <text:p>2545</text:p>
          </table:table-cell>
          <table:table-cell table:formula="of:=[.AD101]-[.$AC$3]" office:value-type="float" office:value="-66.5100000000002" calcext:value-type="float">
            <text:p>-66.51</text:p>
          </table:table-cell>
          <table:table-cell table:formula="of:=[.AE101]/[.$AC$5]" office:value-type="float" office:value="-1.51661388422832" calcext:value-type="float">
            <text:p>-1.5166138842</text:p>
          </table:table-cell>
          <table:table-cell table:formula="of:=ROUND([.AF101]*2)/2" office:value-type="float" office:value="-1.5" calcext:value-type="float">
            <text:p>-1.5</text:p>
          </table:table-cell>
          <table:table-cell table:style-name="ce5" office:value-type="float" office:value="-1.5" calcext:value-type="float">
            <text:p>-1.5</text:p>
          </table:table-cell>
          <table:table-cell table:formula="of:=[.AH101]-[.AG101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1" number:min-integer-digits="1"/>
    </number:number-style>
    <number:percentage-style style:name="N132">
      <number:number number:decimal-places="3" number:min-integer-digits="1"/>
      <number:text>%</number:text>
    </number:percentage-style>
    <number:percentage-style style:name="N133">
      <number:number number:decimal-places="4" number:min-integer-digits="1"/>
      <number:text>%</number:text>
    </number:percentage-style>
    <number:percentage-style style:name="N134">
      <number:number number:decimal-places="5" number:min-integer-digits="1"/>
      <number:text>%</number:text>
    </number:percentage-style>
    <number:percentage-style style:name="N135">
      <number:number number:decimal-places="1" number:min-integer-digits="1"/>
      <number:text>%</number:text>
    </number:percentage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2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0P2" style:volatile="true" number:language="en" number:country="GB">
      <number:text> </number:text>
      <loext:fill-character> </loext:fill-character>
      <number:text>- </number:text>
    </number:number-style>
    <number:text-style style:name="N20120" number:language="en" number:country="GB">
      <number:text> </number:text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1P2" style:volatile="true" number:language="en" number:country="GB">
      <number:text> £</number:text>
      <loext:fill-character> </loext:fill-character>
      <number:text>- </number:text>
    </number:number-style>
    <number:text-style style:name="N20121" number:language="en" number:country="GB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2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2" number:language="en" number:country="GB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23" number:language="en" number:country="GB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4:14:58.130474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10T20:16:16.367743524</meta:creation-date>
    <dc:date>2015-11-13T16:36:06.273227379</dc:date>
    <meta:editing-duration>PT5H58M56S</meta:editing-duration>
    <meta:editing-cycles>6</meta:editing-cycles>
    <meta:generator>LibreOffice/4.3.7.2$Linux_X86_64 LibreOffice_project/430$Build-2</meta:generator>
    <dc:creator>Goncalo Castro</dc:creator>
    <meta:document-statistic meta:table-count="2" meta:cell-count="1297" meta:object-count="0"/>
  </office:meta>
</office:document-meta>
</file>